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meta.xml"/>
  <manifest:file-entry manifest:media-type="text/xml" manifest:full-path="Object 99/settings.xml"/>
  <manifest:file-entry manifest:media-type="application/vnd.sun.xml.math"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application/binary" manifest:full-path="layout-cache"/>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07/content.xml"/>
  <manifest:file-entry manifest:media-type="text/xml" manifest:full-path="Object 107/meta.xml"/>
  <manifest:file-entry manifest:media-type="text/xml" manifest:full-path="Object 107/settings.xml"/>
  <manifest:file-entry manifest:media-type="application/vnd.sun.xml.math" manifest:full-path="Object 107/"/>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 manifest:full-path="Thumbnails/thumbnail.png"/>
  <manifest:file-entry manifest:media-type="" manifest:full-path="Thumbnails/"/>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44" style:family="table">
      <style:table-properties style:width="6.925in" table:align="margins"/>
    </style:style>
    <style:style style:name="Table44.A" style:family="table-column">
      <style:table-column-properties style:column-width="6.1556in" style:rel-column-width="58251*"/>
    </style:style>
    <style:style style:name="Table44.B" style:family="table-column">
      <style:table-column-properties style:column-width="0.7694in" style:rel-column-width="7284*"/>
    </style:style>
    <style:style style:name="Table44.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text-properties style:font-name="Times New Roman1"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margin-left="0.4925in" fo:margin-right="0in" fo:margin-top="0in" fo:margin-bottom="0in" fo:text-indent="0in" style:auto-text-indent="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justify" style:justify-single-word="false"/>
      <style:text-properties style:font-size-asian="10.5pt"/>
    </style:style>
    <style:style style:name="P17" style:family="paragraph" style:parent-style-name="Table">
      <style:paragraph-properties fo:text-align="center" style:justify-single-word="false"/>
    </style:style>
    <style:style style:name="P18" style:family="paragraph" style:parent-style-name="Contents_20_2">
      <style:paragraph-properties>
        <style:tab-stops>
          <style:tab-stop style:position="5.8035in" style:type="right" style:leader-style="dotted" style:leader-text="."/>
        </style:tab-stops>
      </style:paragraph-properties>
    </style:style>
    <style:style style:name="P19" style:family="paragraph" style:parent-style-name="Contents_20_1">
      <style:paragraph-properties>
        <style:tab-stops>
          <style:tab-stop style:position="6in" style:type="right" style:leader-style="dotted" style:leader-text="."/>
        </style:tab-stops>
      </style:paragraph-properties>
    </style:style>
    <style:style style:name="P20" style:family="paragraph" style:parent-style-name="Contents_20_3">
      <style:paragraph-properties>
        <style:tab-stops>
          <style:tab-stop style:position="5.6071in"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3">
      <style:text-properties style:font-name="Times New Roman1" fo:font-size="12pt" style:font-size-asian="12pt" style:font-size-complex="12pt"/>
    </style:style>
    <style:style style:name="P23" style:family="paragraph" style:parent-style-name="Text_20_body" style:master-page-name="Title_20_page">
      <style:paragraph-properties style:page-number="auto"/>
    </style:style>
    <style:style style:name="P24"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5"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6" style:family="paragraph" style:parent-style-name="Text_20_body" style:master-page-name="First_20_right_20_numbered_20_page">
      <style:paragraph-properties style:page-number="1" fo:break-before="page"/>
    </style:style>
    <style:style style:name="P27" style:family="paragraph" style:parent-style-name="Text_20_body" style:list-style-name="L1">
      <style:text-properties style:font-name="Times New Roman1" fo:font-size="12pt" style:font-size-asian="12pt" style:font-size-complex="12pt"/>
    </style:style>
    <style:style style:name="P28" style:family="paragraph" style:parent-style-name="Text_20_body" style:list-style-name="L5">
      <style:text-properties style:font-name="Times New Roman1" fo:font-size="12pt" style:font-size-asian="12pt" style:font-size-complex="12pt"/>
    </style:style>
    <style:style style:name="P29" style:family="paragraph" style:parent-style-name="Text_20_body" style:list-style-name="L6">
      <style:text-properties style:font-name="Times New Roman1" fo:font-size="12pt" style:font-size-asian="12pt" style:font-size-complex="12pt"/>
    </style:style>
    <style:style style:name="P30"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31" style:family="paragraph" style:parent-style-name="Text_20_body" style:list-style-name="L2"/>
    <style:style style:name="P32" style:family="paragraph" style:parent-style-name="Text_20_body" style:list-style-name="L3"/>
    <style:style style:name="P33" style:family="paragraph" style:parent-style-name="Heading_20_1">
      <style:text-properties style:font-name="Times New Roman1" fo:font-size="12pt" style:font-size-asian="12pt" style:font-size-complex="12pt"/>
    </style:style>
    <style:style style:name="P34" style:family="paragraph" style:parent-style-name="Heading_20_2">
      <style:text-properties style:font-name="Times New Roman1" fo:font-size="12pt" style:font-size-asian="12pt" style:font-size-complex="12pt"/>
    </style:style>
    <style:style style:name="P35" style:family="paragraph" style:parent-style-name="Heading_20_3">
      <style:text-properties style:font-name="Times New Roman1" fo:font-size="12pt" style:font-size-asian="12pt" style:font-size-complex="12pt"/>
    </style:style>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style:text-position="super 58%" style:font-name="Times New Roman1" fo:font-size="12pt" style:font-size-asian="12pt" style:font-size-complex="12pt"/>
    </style:style>
    <style:style style:name="T8" style:family="text">
      <style:text-properties style:text-position="super 58%" style:font-name="Times New Roman1" fo:font-size="12pt" fo:font-style="italic" style:font-size-asian="12pt" style:font-style-asian="italic" style:font-size-complex="12pt" style:font-style-complex="italic"/>
    </style:style>
    <style:style style:name="T9" style:family="text">
      <style:text-properties style:text-position="super 58%" fo:font-style="italic" style:font-style-asian="italic" style:font-style-complex="italic"/>
    </style:style>
    <style:style style:name="T10" style:family="text">
      <style:text-properties style:font-name="Courier New"/>
    </style:style>
    <style:style style:name="T11" style:family="text">
      <style:text-properties style:font-name="Courier New" fo:font-size="12pt" style:font-size-asian="12pt" style:font-size-complex="12pt"/>
    </style:style>
    <style:style style:name="T12" style:family="text">
      <style:text-properties fo:font-style="normal" style:font-style-asian="normal" style:font-style-complex="normal"/>
    </style:style>
    <style:style style:name="T13" style:family="text">
      <style:text-properties fo:font-weight="bold"/>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Implementation Notes</text:p>
      <text:p text:style-name="P7"/>
      <text:p text:style-name="P8"/>
      <text:p text:style-name="P9"/>
      <text:p text:style-name="P9"/>
      <text:p text:style-name="P9"/>
      <text:p text:style-name="P9"/>
      <text:p text:style-name="P9"/>
      <text:p text:style-name="P9"/>
      <text:p text:style-name="P9"/>
      <text:p text:style-name="P9"/>
      <text:p text:style-name="P9"/>
      <text:p text:style-name="P10">Last modification: 12/14/09</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3">Robert J. Harrison</text:p>
      <text:p text:style-name="P13">Oak Ridge National Laboratory</text:p>
      <text:p text:style-name="P13">One Bethel Valley Road</text:p>
      <text:p text:style-name="P13">P.O. Box 2008, MS-6367</text:p>
      <text:p text:style-name="P13">Oak Ridge, TN 37831</text:p>
      <text:p text:style-name="P13"/>
      <text:p text:style-name="P13">email: harrisonrj@ornl.gov </text:p>
      <text:p text:style-name="P13">tel: 865-241-3937</text:p>
      <text:p text:style-name="P4"><text:tab/>fax: 865-572-0680</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 <text:s/>ABGV <text:tab/>1</text:p>
          <text:p text:style-name="P19">2 <text:s/>Legendre scaling functions and multiwavelets <text:tab/>1</text:p>
          <text:p text:style-name="P18">2.1 <text:s/>Scaling functions <text:tab/>1</text:p>
          <text:p text:style-name="P18">2.2 <text:s/>Telescoping series <text:tab/>2</text:p>
          <text:p text:style-name="P18">2.3 <text:s/>Multi-wavelets <text:tab/>2</text:p>
          <text:p text:style-name="P18">2.4 <text:s text:c="2"/>Function approximation in the scaling function basis <text:tab/>2</text:p>
          <text:p text:style-name="P18">2.5 <text:s/>Wavelet transform <text:tab/>4</text:p>
          <text:p text:style-name="P18">2.6 <text:s/>Properties of the scaling functions <text:tab/>4</text:p>
          <text:p text:style-name="P20">2.6.1 <text:s/>Symmetry<text:tab/>4</text:p>
          <text:p text:style-name="P20">2.6.2 <text:s/>Derivatives<text:tab/>4</text:p>
          <text:p text:style-name="P20">2.6.3 <text:s/>Values at end points<text:tab/>4</text:p>
          <text:p text:style-name="P19">3 <text:s/>User and simulation coordinates <text:tab/>5</text:p>
          <text:p text:style-name="P18">3.1 <text:s/>Normalization of scaling functions in the user coordinates <text:tab/>5</text:p>
          <text:p text:style-name="P19">4 <text:s/>Function approximation <text:tab/>6</text:p>
          <text:p text:style-name="P18">4.1 <text:s/>Evaluation <text:tab/>6</text:p>
          <text:p text:style-name="P18">4.2 <text:s/>Projection into the scaling function basis <text:tab/>6</text:p>
          <text:p text:style-name="P18">4.3 <text:s/>Truncation criteria <text:tab/>7</text:p>
          <text:p text:style-name="P20">4.3.1 <text:s/>Mode 0 - the default<text:tab/>7</text:p>
          <text:p text:style-name="P20">4.3.2 <text:s/>Mode 1<text:tab/>7</text:p>
          <text:p text:style-name="P20">4.3.3 <text:s/>Mode 2<text:tab/>7</text:p>
          <text:p text:style-name="P18">4.4 <text:s/>Adaptive refinement <text:tab/>8</text:p>
          <text:p text:style-name="P19">5 <text:s/>Unary operations <text:tab/>8</text:p>
          <text:p text:style-name="P18">5.1 <text:s/>Function norm <text:tab/>8</text:p>
          <text:p text:style-name="P18">5.2 <text:s/>Squaring <text:tab/>8</text:p>
          <text:p text:style-name="P18">5.3 <text:s/>General unary operation <text:tab/>8</text:p>
          <text:p text:style-name="P19">6 <text:s/>Binary operations <text:tab/>8</text:p>
          <text:p text:style-name="P18">6.1 <text:s/>Inner product of two functions <text:tab/>8</text:p>
          <text:p text:style-name="P18">6.2 <text:s/>Function addition and subtraction <text:tab/>9</text:p>
          <text:p text:style-name="P18">6.3 <text:s/>Point-wise multiplication <text:tab/>9</text:p>
          <text:p text:style-name="P20">6.3.1 <text:s/>Evaluating the function at the quadrature points<text:tab/>10</text:p>
          <text:p text:style-name="P19">7 <text:s/>Error estimation <text:tab/>11</text:p>
          <text:p text:style-name="P19">8 <text:s/>Data structures <text:tab/>11</text:p>
          <text:p text:style-name="P18">8.1 <text:s/>Maintaining consistent state of the 2d-tree <text:tab/>12</text:p>
          <text:p text:style-name="P19">9 <text:s/>Returning new functions – selection of default parameters <text:tab/>13</text:p>
          <text:p text:style-name="P18">9.1 <text:s/>Unary operations (e.g., scaling, squaring, copying, type conversion) <text:tab/>13</text:p>
          <text:p text:style-name="P18">9.2 <text:s/>Binary operations (e.g., addition, multiplication) <text:tab/>13</text:p>
          <text:p text:style-name="P18">9.3 <text:s/>Ternary and higher operations <text:tab/>14</text:p>
          <text:p text:style-name="P18">9.4 <text:s/>C++ operator overloading and order of evaluation <text:tab/>14</text:p>
          <text:p text:style-name="P18">9.5 <text:s/>Overriding above behaviors <text:tab/>14</text:p>
        </text:index-body>
      </text:table-of-content>
      <text:p text:style-name="P4"/>
      <text:p text:style-name="P4"/>
      <text:p text:style-name="P4"/>
      <text:p text:style-name="P25"><text:s/></text:p>
      <text:p text:style-name="P26">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Text_20_body">And references therein: that from which (nearly) all else follows.</text:p>
      <text:p text:style-name="P4">B. Alpert, G. Beylkin, D. Gines, L. Vozovoi, <text:a xlink:type="simple" xlink:href="http://math.nist.gov/%7EBAlpert/mwpde.pdf">Adaptive Solution of Partial Differential Equations in Multiwavelet Bases,</text:a> <text:span text:style-name="T4">Journal of Computational Physics </text:span><text:span text:style-name="T13">182</text:span>, 149-190 (2002). </text:p>
      <text:h text:style-name="Heading_20_1" text:outline-level="1">Legendre scaling functions and multiwavelets</text:h>
      <text:h text:style-name="Heading_20_2" text:outline-level="2">Scaling functions</text:h>
      <text:p text:style-name="Text_20_body">The mother Legendre scaling functions <draw:frame draw:style-name="fr2" draw:name="Object1" text:anchor-type="as-char" svg:width="0.9665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2" draw:name="Objekt4" text:anchor-type="as-char" svg:width="2.6075in" svg:height="0.4626in" draw:z-index="22"><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5">(<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2" draw:name="Object2" text:anchor-type="as-char" svg:width="0.422in" svg:height="0.1902in" draw:z-index="23"><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2" draw:name="Object3" text:anchor-type="as-char" svg:width="0.7492in" svg:height="0.1839in" draw:z-index="24"><draw:object xlink:href="./Object 4" xlink:type="simple" xlink:show="embed" xlink:actuate="onLoad"/><draw:image xlink:href="./ObjectReplacements/Object 4" xlink:type="simple" xlink:show="embed" xlink:actuate="onLoad"/></draw:frame></text:span><text:span text:style-name="T1"> </text:span>and translated to box <draw:frame draw:style-name="fr2" draw:name="Object4" text:anchor-type="as-char" svg:width="1.0217in" svg:height="0.2075in" draw:z-index="25"><draw:object xlink:href="./Object 5" xlink:type="simple" xlink:show="embed" xlink:actuate="onLoad"/><draw:image xlink:href="./ObjectReplacements/Object 5" xlink:type="simple" xlink:show="embed" xlink:actuate="onLoad"/></draw:frame> span the space <draw:frame draw:style-name="fr2" draw:name="Object7" text:anchor-type="as-char" svg:width="0.261in" svg:height="0.2327in" draw:z-index="26"><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4"><draw:frame draw:style-name="fr2" draw:name="Object5" text:anchor-type="as-char" svg:width="1.6665in" svg:height="0.2327in" draw:z-index="27"><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5">(<text:sequence text:ref-name="refText1" text:name="Text" text:formula="ooow:Text+1" style:num-format="1">2</text:sequence>)</text:p>
            </table:table-cell>
          </table:table-row>
        </table:table-header-rows>
      </table:table>
      <text:p text:style-name="Text_20_body">These are orthonormal on <draw:frame draw:style-name="fr2" draw:name="Object6" text:anchor-type="as-char" svg:width="1.2055in" svg:height="0.2154in" draw:z-index="28"><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xml:id="list355078467" text:style-name="L1">
        <text:list-item>
          <text:p text:style-name="P21"><text:span text:style-name="T1">In the limit of either large </text:span><text:span text:style-name="T2">k </text:span><text:span text:style-name="T1">or large </text:span><text:span text:style-name="T2">n </text:span><text:span text:style-name="T1">the closure of </text:span><text:span text:style-name="T1"><draw:frame draw:style-name="fr2" draw:name="Object8" text:anchor-type="as-char" svg:width="0.261in" svg:height="0.2327in" draw:z-index="29"><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2" draw:name="Object9" text:anchor-type="as-char" svg:width="0.5811in" svg:height="0.2091in" draw:z-index="30"><draw:object xlink:href="./Object 10" xlink:type="simple" xlink:show="embed" xlink:actuate="onLoad"/><draw:image xlink:href="./ObjectReplacements/Object 10" xlink:type="simple" xlink:show="embed" xlink:actuate="onLoad"/></draw:frame></text:span><text:span text:style-name="T1">.</text:span></text:p>
        </text:list-item>
        <text:list-item>
          <text:p text:style-name="P27"><text:span text:style-name="T1">Containment forming a ladder of spaces </text:span><text:span text:style-name="T1"><draw:frame draw:style-name="fr2" draw:name="Object10" text:anchor-type="as-char" svg:width="1.2165in" svg:height="0.2327in" draw:z-index="31"><draw:object xlink:href="./Object 11" xlink:type="simple" xlink:show="embed" xlink:actuate="onLoad"/><draw:image xlink:href="./ObjectReplacements/Object 11" xlink:type="simple" xlink:show="embed" xlink:actuate="onLoad"/></draw:frame></text:span><text:span text:style-name="T1">.</text:span></text:p>
        </text:list-item>
        <text:list-item>
          <text:p text:style-name="P27">Translation and dilation, c.f., <text:sequence-ref text:reference-format="text" text:ref-name="refText1">(2)</text:sequence-ref>.</text:p>
        </text:list-item>
        <text:list-item>
          <text:p text:style-name="P27"><text:span text:style-name="T1">Orthonormality within a scale </text:span><text:span text:style-name="T1"><draw:frame draw:style-name="fr2" draw:name="Object11" text:anchor-type="as-char" svg:width="1.9484in" svg:height="0.411in" draw:z-index="32"><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4"><draw:frame draw:style-name="fr2" draw:name="Object12" text:anchor-type="as-char" svg:width="3.272in" svg:height="0.9272in" draw:z-index="33"><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5">(<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2" draw:name="Object13" text:anchor-type="as-char" svg:width="0.3583in" svg:height="0.2075in" draw:z-index="34"><draw:object xlink:href="./Object 14" xlink:type="simple" xlink:show="embed" xlink:actuate="onLoad"/><draw:image xlink:href="./ObjectReplacements/Object 14" xlink:type="simple" xlink:show="embed" xlink:actuate="onLoad"/></draw:frame></text:span><text:span text:style-name="T1"> and </text:span><text:span text:style-name="T1"><draw:frame draw:style-name="fr2" draw:name="Object14" text:anchor-type="as-char" svg:width="0.3555in" svg:height="0.2075in" draw:z-index="35"><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text:span><text:soft-page-break/><text:span text:style-name="T1">first equation in </text:span><text:span text:style-name="T1"><text:sequence-ref text:reference-format="text" text:ref-name="refText2">(3)</text:sequence-ref></text:span><text:span text:style-name="T1"> with the fine-scale polynomials.</text:span></text:p>
      <text:h text:style-name="Heading_20_2" text:outline-level="2">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4"><draw:frame draw:style-name="fr2" draw:name="Object15" text:anchor-type="as-char" svg:width="2.4917in" svg:height="0.2555in" draw:z-index="36"><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5">(<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5">n </text:span><text:span text:style-name="T5"><draw:frame draw:style-name="fr2" draw:name="Object16" text:anchor-type="as-char" svg:width="0.2984in" svg:height="0.2327in" draw:z-index="37"><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2" draw:name="Object17" text:anchor-type="as-char" svg:width="1.0807in" svg:height="0.2327in" draw:z-index="38"><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2" draw:name="Object18" text:anchor-type="as-char" svg:width="0.2984in" svg:height="0.2327in" draw:z-index="39"><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2" draw:name="Object19" text:anchor-type="as-char" svg:width="0.261in" svg:height="0.2327in" draw:z-index="40"><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4"><draw:frame draw:style-name="fr2" draw:name="Object20" text:anchor-type="as-char" svg:width="3.5035in" svg:height="0.6591in" draw:z-index="41"><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5">(<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2" draw:name="Object21" text:anchor-type="as-char" svg:width="0.3319in" svg:height="0.2075in" draw:z-index="42"><draw:object xlink:href="./Object 22" xlink:type="simple" xlink:show="embed" xlink:actuate="onLoad"/><draw:image xlink:href="./ObjectReplacements/Object 22" xlink:type="simple" xlink:show="embed" xlink:actuate="onLoad"/></draw:frame></text:span><text:span text:style-name="T1"> and </text:span><text:span text:style-name="T1"><draw:frame draw:style-name="fr2" draw:name="Object22" text:anchor-type="as-char" svg:width="0.3291in" svg:height="0.2075in" draw:z-index="43"><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xml:id="list1147049484" text:style-name="L2">
        <text:list-item>
          <text:p text:style-name="P31">Decomposition of <draw:frame draw:style-name="fr2" draw:name="Object23" text:anchor-type="as-char" svg:width="0.261in" svg:height="0.2327in" draw:z-index="44"><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4"><draw:frame draw:style-name="fr2" draw:name="Object24" text:anchor-type="as-char" svg:width="2.0953in" svg:height="0.2327in" draw:z-index="4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5">(<text:sequence text:ref-name="refText5" text:name="Text" text:formula="ooow:Text+1" style:num-format="1">6</text:sequence>)</text:p>
            </table:table-cell>
          </table:table-row>
        </table:table-header-rows>
      </table:table>
      <text:list xml:id="list1464707053" text:style-name="L3">
        <text:list-item>
          <text:p text:style-name="P22">Translation and dilation <draw:frame draw:style-name="fr2" draw:name="Object25" text:anchor-type="as-char" svg:width="1.661in" svg:height="0.2327in" draw:z-index="46"><draw:object xlink:href="./Object 26" xlink:type="simple" xlink:show="embed" xlink:actuate="onLoad"/><draw:image xlink:href="./ObjectReplacements/Object 26" xlink:type="simple" xlink:show="embed" xlink:actuate="onLoad"/></draw:frame></text:p>
        </text:list-item>
        <text:list-item>
          <text:p text:style-name="P32">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4"><draw:frame draw:style-name="fr2" draw:name="Object26" text:anchor-type="as-char" svg:width="2.5425in" svg:height="0.9717in" draw:z-index="47"><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5">(<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4"><draw:frame draw:style-name="fr2" draw:name="Object27" text:anchor-type="as-char" svg:width="2.0516in" svg:height="0.9634in" draw:z-index="48"><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5">(<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4"><draw:frame draw:style-name="fr2" draw:name="Object28" text:anchor-type="as-char" svg:width="2.8583in" svg:height="1.0638in" draw:z-index="49"><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5">(<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4"><draw:frame draw:style-name="fr2" draw:name="Object29" text:anchor-type="as-char" svg:width="2.8736in" svg:height="1.0953in" draw:z-index="50"><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5">(<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1"><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1"><draw:frame draw:style-name="fr2" draw:name="Object30" text:anchor-type="as-char" svg:width="0.3583in" svg:height="0.2075in" draw:z-index="51"><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cell table:style-name="Table11.E1" office:value-type="string"><text:p text:style-name="P11"><draw:frame draw:style-name="fr2" draw:name="Object31" text:anchor-type="as-char" svg:width="0.3555in" svg:height="0.2075in" draw:z-index="52"><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row><table:table-row><table:table-cell table:style-name="Table11.A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cell table:style-name="Table11.E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row><table:table-row><table:table-cell table:style-name="Table11.A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cell table:style-name="Table11.E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row><table:table-row><table:table-cell table:style-name="Table11.A1" office:value-type="string"><text:p text:style-name="P11"><draw:frame draw:style-name="fr2" draw:name="Object32" text:anchor-type="as-char" svg:width="0.3319in" svg:height="0.2075in" draw:z-index="53"><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1"><draw:frame draw:style-name="fr2" draw:name="Object34" text:anchor-type="as-char" svg:width="0.3291in" svg:height="0.2075in" draw:z-index="55"><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cell table:style-name="Table11.E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row><table:table-row><table:table-cell table:style-name="Table11.A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cell table:style-name="Table11.E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row><table:table-row><table:table-cell table:style-name="Table11.A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cell table:style-name="Table11.E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row><table:table-row><table:table-cell table:style-name="Table11.A1" office:value-type="string"><text:p text:style-name="P11">2.1565e-01</text:p></table:table-cell><table:table-cell table:style-name="Table11.A1" office:value-type="string"><text:p text:style-name="P11">3.7351e-01</text:p></table:table-cell><table:table-cell table:style-name="Table11.A1" office:value-type="string"><text:p text:style-name="P11">4.4362e-01</text:p></table:table-cell><table:table-cell table:style-name="Table11.A1" office:value-type="string"><text:p text:style-name="P11">3.4233e-01</text:p></table:table-cell><table:table-cell table:style-name="Table11.E1" office:value-type="string"><text:p text:style-name="P11">-2.1565e-01</text:p></table:table-cell><table:table-cell table:style-name="Table11.A1" office:value-type="string"><text:p text:style-name="P11">3.7351e-01</text:p></table:table-cell><table:table-cell table:style-name="Table11.A1" office:value-type="string"><text:p text:style-name="P11">-4.4362e-0</text:p></table:table-cell><table:table-cell table:style-name="Table11.A1" office:value-type="string"><text:p text:style-name="P11">3.4233e-01</text:p></table:table-cell></table:table-row></table:table><text:p text:style-name="Standard"/><text:p text:style-name="P17">Table <text:sequence text:ref-name="refTable0" text:name="Table" text:formula="ooow:Table+1" style:num-format="1">1</text:sequence>: Multi-wavelet filter coefficients for Legendre polynomials, <text:span text:style-name="T5">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E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row>
        <table:table-row>
          <table:table-cell table:style-name="Table10.A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4"/>
      <text:p text:style-name="P4"/>
      <text:h text:style-name="Heading_20_2" text:outline-level="2"><text:soft-page-break/>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4"><draw:frame draw:style-name="fr2" draw:name="Object33" text:anchor-type="as-char" svg:width="3.3571in" svg:height="2.272in" draw:z-index="56"><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5">(<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5">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4"><draw:frame draw:style-name="fr2" draw:name="Object35" text:anchor-type="as-char" svg:width="2.1272in" svg:height="0.5437in" draw:z-index="57"><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5">(<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4"><draw:frame draw:style-name="fr2" draw:name="Object36" text:anchor-type="as-char" svg:width="3.0835in" svg:height="0.4626in" draw:z-index="58"><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5">(<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4"><draw:frame draw:style-name="fr2" draw:name="Object37" text:anchor-type="as-char" svg:width="1.5693in" svg:height="0.2327in" draw:z-index="63"><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5">(<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4"><draw:frame draw:style-name="fr2" draw:name="Object38" text:anchor-type="as-char" svg:width="3.9972in" svg:height="0.4075in" draw:z-index="64"><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5">(<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ext:soft-page-break/>
          <table:table-row>
            <table:table-cell table:style-name="Table17.A1" office:value-type="string">
              <text:p text:style-name="P14"><draw:frame draw:style-name="fr2" draw:name="Object39" text:anchor-type="as-char" svg:width="2.3563in" svg:height="1.352in" draw:z-index="65"><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5">(<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2" draw:name="Object40" text:anchor-type="as-char" svg:width="0.4717in" svg:height="0.2138in" draw:z-index="66"><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2" draw:name="Object41" text:anchor-type="as-char" svg:width="1.0181in" svg:height="0.1839in" draw:z-index="67"><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2" draw:name="Object42" text:anchor-type="as-char" svg:width="0.6689in" svg:height="0.2091in" draw:z-index="68"><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4"><draw:frame draw:style-name="fr2" draw:name="Object43" text:anchor-type="as-char" svg:width="2.3429in" svg:height="0.7402in" draw:z-index="69"><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5">(<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4"><draw:frame draw:style-name="fr2" draw:name="Object44" text:anchor-type="as-char" svg:width="1.6354in" svg:height="0.4709in" draw:z-index="70"><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5">(<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2" draw:name="Object45" text:anchor-type="as-char" svg:width="0.1583in" svg:height="0.1839in" draw:z-index="92"><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2" draw:name="Object46" text:anchor-type="as-char" svg:width="0.4272in" svg:height="0.2075in" draw:z-index="93"><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4"><draw:frame draw:style-name="fr2" draw:name="Object47" text:anchor-type="as-char" svg:width="4.6354in" svg:height="0.4862in" draw:z-index="94"><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5">(<text:sequence text:ref-name="refText18" text:name="Text" text:formula="ooow:Text+1" style:num-format="1">19</text:sequence>)</text:p>
            </table:table-cell>
          </table:table-row>
        </table:table-header-rows>
      </table:table>
      <text:h text:style-name="Heading_20_1" text:outline-level="1"><text:soft-page-break/>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4"><draw:frame draw:style-name="fr2" draw:name="Object48" text:anchor-type="as-char" svg:width="2.5417in" svg:height="0.3402in" draw:z-index="96"><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5">(<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2" draw:name="Object49" text:anchor-type="as-char" svg:width="0.4272in" svg:height="0.2075in" draw:z-index="97"><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4"><draw:frame draw:style-name="fr2" draw:name="Object50" text:anchor-type="as-char" svg:width="3.8535in" svg:height="2.4535in" draw:z-index="98"><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5">(<text:sequence text:ref-name="refText20" text:name="Text" text:formula="ooow:Text+1" style:num-format="1">21</text:sequence>)</text:p>
            </table:table-cell>
          </table:table-row>
        </table:table-header-rows>
      </table:table>
      <text:p text:style-name="P4"><draw:frame draw:style-name="fr2" draw:name="Object51" text:anchor-type="as-char" svg:width="0.2362in" svg:height="0.2091in" draw:z-index="99"><draw:object xlink:href="./Object 52" xlink:type="simple" xlink:show="embed" xlink:actuate="onLoad"/><draw:image xlink:href="./ObjectReplacements/Object 52" xlink:type="simple" xlink:show="embed" xlink:actuate="onLoad"/></draw:frame> and <draw:frame draw:style-name="fr2" draw:name="Object52" text:anchor-type="as-char" svg:width="0.2717in" svg:height="0.2091in" draw:z-index="100"><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2" draw:name="Object53" text:anchor-type="as-char" svg:width="0.2543in" svg:height="0.2091in" draw:z-index="109"><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coefficients and the approximate function values at the quadrature points (</text:span><text:span text:style-name="T1"><draw:frame draw:style-name="fr2" draw:name="Object54" text:anchor-type="as-char" svg:width="0.8693in" svg:height="0.2091in" draw:z-index="110"><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4"><draw:frame draw:style-name="fr2" draw:name="Object55" text:anchor-type="as-char" svg:width="2.0181in" svg:height="0.6339in" draw:z-index="111"><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5">(<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ext:soft-page-break/>
          <table:table-row>
            <table:table-cell table:style-name="Table24.A1" office:value-type="string">
              <text:p text:style-name="P14"><draw:frame draw:style-name="fr2" draw:name="Object56" text:anchor-type="as-char" svg:width="2.5429in" svg:height="1.0484in" draw:z-index="112"><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5">(<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2" draw:name="Object57" text:anchor-type="as-char" svg:width="0.4799in" svg:height="0.2091in" draw:z-index="113"><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35"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4"><draw:frame draw:style-name="fr2" draw:name="Object58" text:anchor-type="as-char" svg:width="1.439in" svg:height="0.4083in" draw:z-index="114"><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5">(<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4"><draw:frame draw:style-name="fr2" draw:name="Object59" text:anchor-type="as-char" svg:width="1.5783in" svg:height="0.2571in" draw:z-index="115"><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5">(<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4"><draw:frame draw:style-name="fr2" draw:name="Object60" text:anchor-type="as-char" svg:width="4.6634in" svg:height="0.7866in" draw:z-index="116"><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5">(<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2" draw:name="Object61" text:anchor-type="as-char" svg:width="0.222in" svg:height="0.2075in" draw:z-index="119"><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ext:soft-page-break/>
          <table:table-row>
            <table:table-cell table:style-name="Table28.A1" office:value-type="string">
              <text:p text:style-name="P14"><draw:frame draw:style-name="fr2" draw:name="Object62" text:anchor-type="as-char" svg:width="1.0736in" svg:height="0.2571in" draw:z-index="2"><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5">(<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4"><draw:frame draw:style-name="fr2" draw:name="Object63" text:anchor-type="as-char" svg:width="2.7661in" svg:height="0.4626in" draw:z-index="3"><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5">(<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5">2l</text:span> and <text:span text:style-name="T5">2l+1</text:span> at level <text:span text:style-name="T5">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33" text:outline-level="1">Unary operations</text:h>
      <text:h text:style-name="P34"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4"><draw:frame draw:style-name="fr2" draw:name="Object64" text:anchor-type="as-char" svg:width="2.2201in" svg:height="0.9547in" draw:z-index="54"><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5">(<text:sequence text:ref-name="refText28" text:name="Text" text:formula="ooow:Text+1" style:num-format="1">29</text:sequence>)</text:p>
            </table:table-cell>
          </table:table-row>
        </table:table-header-rows>
      </table:table>
      <text:h text:style-name="P34" text:outline-level="2">Squaring</text:h>
      <text:p text:style-name="P4">This is a special case of multiplication; please look below.</text:p>
      <text:h text:style-name="P34"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Text_20_body">Need to add discussion of error analysis that can ultimately be used to drive rigorous auto-refinement.</text:p>
      <text:h text:style-name="Heading_20_2" text:outline-level="2">Differentiation</text:h>
      <text:p text:style-name="Text_20_body">ABGV provides a detailed description of the weak formulation of the differentiation operator with inclusion of boundary conditions. There is also a Maple worksheet that works this out in gory detail. <text:soft-page-break/>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4"><draw:frame draw:style-name="fr2" draw:name="Object79" text:anchor-type="as-char" svg:width="2.4429in" svg:height="0.3402in" draw:z-index="71"><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5">(<text:sequence text:ref-name="refText29" text:name="Text" text:formula="ooow:Text+1" style:num-format="1">30</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P5">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p>
      <text:list xml:id="list144957590" text:style-name="L4">
        <text:list-item>
          <text:p text:style-name="P30">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p>
        </text:list-item>
        <text:list-item>
          <text:p text:style-name="P30">Present with coefficients – be happy.</text:p>
        </text:list-item>
        <text:list-item>
          <text:p text:style-name="P30">Not present – i.e., the neighbor is less deeply refined. The search for the neighbor recurs up the tree to find the parent that does have coefficients.</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2" draw:name="Object80" text:anchor-type="as-char" svg:width="0.3043in" svg:height="0.1839in" draw:z-index="72"><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2" draw:name="Object81" text:anchor-type="as-char" svg:width="0.4382in" svg:height="0.1839in" draw:z-index="73"><draw:object xlink:href="./Object 82" xlink:type="simple" xlink:show="embed" xlink:actuate="onLoad"/><draw:image xlink:href="./ObjectReplacements/Object 82" xlink:type="simple" xlink:show="embed" xlink:actuate="onLoad"/></draw:frame></text:span><text:span text:style-name="T3"> with </text:span><text:span text:style-name="T3"><draw:frame draw:style-name="fr2" draw:name="Object82" text:anchor-type="as-char" svg:width="0.4673in" svg:height="0.1839in" draw:z-index="88"><draw:object xlink:href="./Object 83" xlink:type="simple" xlink:show="embed" xlink:actuate="onLoad"/><draw:image xlink:href="./ObjectReplacements/Object 83" xlink:type="simple" xlink:show="embed" xlink:actuate="onLoad"/></draw:frame></text:span><text:span text:style-name="T3"> and </text:span><text:span text:style-name="T3"><draw:frame draw:style-name="fr2" draw:name="Object83" text:anchor-type="as-char" svg:width="1.6299in" svg:height="0.2154in" draw:z-index="89"><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45">(44)</text:sequence-ref></text:span><text:span text:style-name="T3"> tells us how to compute the function value at the quadrature points on the lowest level and we can project onto 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4"><draw:frame draw:style-name="fr2" draw:name="Object84" text:anchor-type="as-char" svg:width="2.4189in" svg:height="0.3402in" draw:z-index="90"><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5">(<text:sequence text:ref-name="refText30" text:name="Text" text:formula="ooow:Text+1" style:num-format="1">31</text:sequence>)</text:p>
            </table:table-cell>
          </table:table-row>
        </table:table-header-rows>
      </table:table>
      <text:p text:style-name="P5">which is most efficiently executed with the summations performed in the order written.</text:p>
      <text:p text:style-name="Text_20_body"><text:span text:style-name="T12">Recurring down is also a little tricky. We always have at least the coefficients for the central box with translation </text:span><text:span text:style-name="T5">l</text:span><text:span text:style-name="T12">. This yields children </text:span><text:span text:style-name="T5">2l</text:span><text:span text:style-name="T12"> and </text:span><text:span text:style-name="T5">2l+1</text:span><text:span text:style-name="T12"> which are automatically left/right neighbors of each other.</text:span></text:p>
      <text:h text:style-name="Heading_20_2" text:outline-level="2">Band-limited, free-particle propagator</text:h>
      <text:p text:style-name="P12">The unfiltered real-space kernel of the free-particle propagator for the Schrödinger equation is </text:p>
      <table:table table:name="Table44" table:style-name="Table44">
        <table:table-column table:style-name="Table44.A"/>
        <table:table-column table:style-name="Table44.B"/>
        <table:table-header-rows>
          <table:table-row>
            <table:table-cell table:style-name="Table44.A1" office:value-type="string">
              <text:p text:style-name="P14"><draw:frame draw:style-name="fr2" draw:name="Object107" text:anchor-type="as-char" svg:width="1.6189in" svg:height="0.461in" draw:z-index="91"><draw:object xlink:href="./Object 108" xlink:type="simple" xlink:show="embed" xlink:actuate="onLoad"/><draw:image xlink:href="./ObjectReplacements/Object 108" xlink:type="simple" xlink:show="embed" xlink:actuate="onLoad"/></draw:frame> </text:p>
            </table:table-cell>
            <table:table-cell table:style-name="Table44.A1" office:value-type="string">
              <text:p text:style-name="P15">(<text:sequence text:ref-name="refText31" text:name="Text" text:formula="ooow:Text+1" style:num-format="1">32</text:sequence>)</text:p>
            </table:table-cell>
          </table:table-row>
        </table:table-header-rows>
      </table:table>
      <text:p text:style-name="Text_20_body"><text:span text:style-name="T12">For large </text:span><text:span text:style-name="T12"><draw:frame draw:style-name="fr2" draw:name="Object108" text:anchor-type="as-char" svg:width="0.1673in" svg:height="0.1839in" draw:z-index="117"><draw:object xlink:href="./Object 109" xlink:type="simple" xlink:show="embed" xlink:actuate="onLoad"/><draw:image xlink:href="./ObjectReplacements/Object 109" xlink:type="simple" xlink:show="embed" xlink:actuate="onLoad"/></draw:frame></text:span><text:span text:style-name="T12"> this becomes highly oscillatory and impractical to apply exactly. However, when applied to a function that is known to be band limited we can neglect components in </text:span><text:span text:style-name="T12"><draw:frame draw:style-name="fr2" draw:name="Object109" text:anchor-type="as-char" svg:width="0.2598in" svg:height="0.2083in" draw:z-index="118"><draw:object xlink:href="./Object 110" xlink:type="simple" xlink:show="embed" xlink:actuate="onLoad"/><draw:image xlink:href="./ObjectReplacements/Object 110" xlink:type="simple" xlink:show="embed" xlink:actuate="onLoad"/></draw:frame></text:span><text:span text:style-name="T12"> outside the band limit which causes it to decay. Furthermore, combining application of the propagator with application of a filter enables us to knowingly control high-frequency numerical noise introduced by truncation of the </text:span><text:span text:style-name="T12">basis (essential for fast computation) and the high-frequencies inherent in the multiwavelet basis (due both to their polynomial form and discontinuous support).</text:span></text:p>
      <text:p text:style-name="P12"><text:soft-page-break/>Explicitly, consider the representation of the propagator in Fourier space </text:p>
      <table:table table:name="Table45" table:style-name="Table45">
        <table:table-column table:style-name="Table45.A"/>
        <table:table-column table:style-name="Table45.B"/>
        <table:table-header-rows>
          <table:table-row>
            <table:table-cell table:style-name="Table45.A1" office:value-type="string">
              <text:p text:style-name="P14"><draw:frame draw:style-name="fr2" draw:name="Object110" text:anchor-type="as-char" svg:width="1.1264in" svg:height="0.3591in" draw:z-index="59"><draw:object xlink:href="./Object 111" xlink:type="simple" xlink:show="embed" xlink:actuate="onLoad"/><draw:image xlink:href="./ObjectReplacements/Object 111" xlink:type="simple" xlink:show="embed" xlink:actuate="onLoad"/></draw:frame> </text:p>
            </table:table-cell>
            <table:table-cell table:style-name="Table45.A1" office:value-type="string">
              <text:p text:style-name="P15">(<text:sequence text:ref-name="refText32" text:name="Text" text:formula="ooow:Text+1" style:num-format="1">33</text:sequence>)</text:p>
            </table:table-cell>
          </table:table-row>
        </table:table-header-rows>
      </table:table>
      <text:p text:style-name="Text_20_body">We multiply this by a filter <draw:frame draw:style-name="fr2" draw:name="Object111" text:anchor-type="as-char" svg:width="0.5972in" svg:height="0.1917in" draw:z-index="60"><draw:object xlink:href="./Object 112" xlink:type="simple" xlink:show="embed" xlink:actuate="onLoad"/><draw:image xlink:href="./ObjectReplacements/Object 112" xlink:type="simple" xlink:show="embed" xlink:actuate="onLoad"/></draw:frame> that smoothly switches near <draw:frame draw:style-name="fr2" draw:name="Object112" text:anchor-type="as-char" svg:width="0.3925in" svg:height="0.1839in" draw:z-index="61"><draw:object xlink:href="./Object 113" xlink:type="simple" xlink:show="embed" xlink:actuate="onLoad"/><draw:image xlink:href="./ObjectReplacements/Object 113" xlink:type="simple" xlink:show="embed" xlink:actuate="onLoad"/></draw:frame> from unity to zero. The best form of this filter is still under investigation, but we presently use a 30<text:span text:style-name="T6">th</text:span>-order Butterworth filter. </text:p>
      <table:table table:name="Table46" table:style-name="Table46">
        <table:table-column table:style-name="Table46.A"/>
        <table:table-column table:style-name="Table46.B"/>
        <table:table-header-rows>
          <table:table-row>
            <table:table-cell table:style-name="Table46.A1" office:value-type="string">
              <text:p text:style-name="P14"><draw:frame draw:style-name="fr2" draw:name="Object113" text:anchor-type="as-char" svg:width="1.2075in" svg:height="0.261in" draw:z-index="62"><draw:object xlink:href="./Object 114" xlink:type="simple" xlink:show="embed" xlink:actuate="onLoad"/><draw:image xlink:href="./ObjectReplacements/Object 114" xlink:type="simple" xlink:show="embed" xlink:actuate="onLoad"/></draw:frame> </text:p>
            </table:table-cell>
            <table:table-cell table:style-name="Table46.A1" office:value-type="string">
              <text:p text:style-name="P15">(<text:sequence text:ref-name="refText33" text:name="Text" text:formula="ooow:Text+1" style:num-format="1">34</text:sequence>)</text:p>
            </table:table-cell>
          </table:table-row>
        </table:table-header-rows>
      </table:table>
      <text:p text:style-name="Text_20_body">For <draw:frame draw:style-name="fr2" draw:name="Object117" text:anchor-type="as-char" svg:width="0.4626in" svg:height="0.1839in" draw:z-index="74"><draw:object xlink:href="./Object 118" xlink:type="simple" xlink:show="embed" xlink:actuate="onLoad"/><draw:image xlink:href="./ObjectReplacements/Object 118" xlink:type="simple" xlink:show="embed" xlink:actuate="onLoad"/></draw:frame> this deviates from unity by about <draw:frame draw:style-name="fr2" draw:name="Object118" text:anchor-type="as-char" svg:width="0.4071in" svg:height="0.2075in" draw:z-index="75"><draw:object xlink:href="./Object 119" xlink:type="simple" xlink:show="embed" xlink:actuate="onLoad"/><draw:image xlink:href="./ObjectReplacements/Object 119" xlink:type="simple" xlink:show="embed" xlink:actuate="onLoad"/></draw:frame>. This implies that if frequencies up to a band limit <draw:frame draw:style-name="fr2" draw:name="Object114" text:anchor-type="as-char" svg:width="0.402in" svg:height="0.2083in" draw:z-index="76"><draw:object xlink:href="./Object 115" xlink:type="simple" xlink:show="embed" xlink:actuate="onLoad"/><draw:image xlink:href="./ObjectReplacements/Object 115" xlink:type="simple" xlink:show="embed" xlink:actuate="onLoad"/></draw:frame> are desired to be accurate to a precision <draw:frame draw:style-name="fr2" draw:name="Object115" text:anchor-type="as-char" svg:width="0.1583in" svg:height="0.1839in" draw:z-index="77"><draw:object xlink:href="./Object 116" xlink:type="simple" xlink:show="embed" xlink:actuate="onLoad"/><draw:image xlink:href="./ObjectReplacements/Object 116" xlink:type="simple" xlink:show="embed" xlink:actuate="onLoad"/></draw:frame> after <draw:frame draw:style-name="fr2" draw:name="Object116" text:anchor-type="as-char" svg:width="0.2035in" svg:height="0.1839in" draw:z-index="78"><draw:object xlink:href="./Object 117" xlink:type="simple" xlink:show="embed" xlink:actuate="onLoad"/><draw:image xlink:href="./ObjectReplacements/Object 117" xlink:type="simple" xlink:show="embed" xlink:actuate="onLoad"/></draw:frame> applications of the operator, then we should choose the actual band limit in the filter such that <text:s/><draw:frame draw:style-name="fr2" draw:name="Object119" text:anchor-type="as-char" svg:width="1.1634in" svg:height="0.2319in" draw:z-index="120"><draw:object xlink:href="./Object 120" xlink:type="simple" xlink:show="embed" xlink:actuate="onLoad"/><draw:image xlink:href="./ObjectReplacements/Object 120" xlink:type="simple" xlink:show="embed" xlink:actuate="onLoad"/></draw:frame> or <draw:frame draw:style-name="fr2" draw:name="Object120" text:anchor-type="as-char" svg:width="1.2563in" svg:height="0.2319in" draw:z-index="121"><draw:object xlink:href="./Object 121" xlink:type="simple" xlink:show="embed" xlink:actuate="onLoad"/><draw:image xlink:href="./ObjectReplacements/Object 121" xlink:type="simple" xlink:show="embed" xlink:actuate="onLoad"/></draw:frame>. For a precision of 10<text:span text:style-name="T6">-3</text:span> in the highest frequency (lower frequencies will much more accurate) after 10<text:span text:style-name="T6">5</text:span> steps we would choose <draw:frame draw:style-name="fr2" draw:name="Object121" text:anchor-type="as-char" svg:width="0.9319in" svg:height="0.2091in" draw:z-index="122"><draw:object xlink:href="./Object 122" xlink:type="simple" xlink:show="embed" xlink:actuate="onLoad"/><draw:image xlink:href="./ObjectReplacements/Object 122" xlink:type="simple" xlink:show="embed" xlink:actuate="onLoad"/></draw:frame>. Similarly, for <draw:frame draw:style-name="fr2" draw:name="Object124" text:anchor-type="as-char" svg:width="0.4626in" svg:height="0.1839in" draw:z-index="123"><draw:object xlink:href="./Object 125" xlink:type="simple" xlink:show="embed" xlink:actuate="onLoad"/><draw:image xlink:href="./ObjectReplacements/Object 125" xlink:type="simple" xlink:show="embed" xlink:actuate="onLoad"/></draw:frame> the filter <draw:frame draw:style-name="fr2" draw:name="Object126" text:anchor-type="as-char" svg:width="0.4425in" svg:height="0.1917in" draw:z-index="124"><draw:object xlink:href="./Object 127" xlink:type="simple" xlink:show="embed" xlink:actuate="onLoad"/><draw:image xlink:href="./ObjectReplacements/Object 127" xlink:type="simple" xlink:show="embed" xlink:actuate="onLoad"/></draw:frame> differs from zero by circa <draw:frame draw:style-name="fr2" draw:name="Object125" text:anchor-type="as-char" svg:width="0.3492in" svg:height="0.2075in" draw:z-index="125"><draw:object xlink:href="./Object 126" xlink:type="simple" xlink:show="embed" xlink:actuate="onLoad"/><draw:image xlink:href="./ObjectReplacements/Object 126" xlink:type="simple" xlink:show="embed" xlink:actuate="onLoad"/></draw:frame> and therefore we must include in the internal numerical approximation of the operator frequencies about 2x greater than <draw:frame draw:style-name="fr2" draw:name="Object127" text:anchor-type="as-char" svg:width="0.1575in" svg:height="0.1839in" draw:z-index="126"><draw:object xlink:href="./Object 128" xlink:type="simple" xlink:show="embed" xlink:actuate="onLoad"/><draw:image xlink:href="./ObjectReplacements/Object 128" xlink:type="simple" xlink:show="embed" xlink:actuate="onLoad"/></draw:frame> (more precisely, 2.15x for a precision 1e-10 and 2.5x for a precision of 1e-12).</text:p>
      <text:p text:style-name="Text_20_body">Specifically, we compute the filtered real-space propagator by numerical quadrature of the Fourier expansion of the filtered kernel. The quadrature is performed over <draw:frame draw:style-name="fr2" draw:name="Object123" text:anchor-type="as-char" svg:width="0.8299in" svg:height="0.2083in" draw:z-index="127"><draw:object xlink:href="./Object 124" xlink:type="simple" xlink:show="embed" xlink:actuate="onLoad"/><draw:image xlink:href="./ObjectReplacements/Object 124" xlink:type="simple" xlink:show="embed" xlink:actuate="onLoad"/></draw:frame> where <draw:frame draw:style-name="fr2" draw:name="Object128" text:anchor-type="as-char" svg:width="0.9146in" svg:height="0.2083in" draw:z-index="128"><draw:object xlink:href="./Object 129" xlink:type="simple" xlink:show="embed" xlink:actuate="onLoad"/><draw:image xlink:href="./ObjectReplacements/Object 129" xlink:type="simple" xlink:show="embed" xlink:actuate="onLoad"/></draw:frame>. The wave length associated with a frequency <draw:frame draw:style-name="fr2" draw:name="Object129" text:anchor-type="as-char" svg:width="0.1602in" svg:height="0.1839in" draw:z-index="129"><draw:object xlink:href="./Object 130" xlink:type="simple" xlink:show="embed" xlink:actuate="onLoad"/><draw:image xlink:href="./ObjectReplacements/Object 130" xlink:type="simple" xlink:show="embed" xlink:actuate="onLoad"/></draw:frame> is <draw:frame draw:style-name="fr2" draw:name="Object130" text:anchor-type="as-char" svg:width="0.6929in" svg:height="0.1839in" draw:z-index="130"><draw:object xlink:href="./Object 131" xlink:type="simple" xlink:show="embed" xlink:actuate="onLoad"/><draw:image xlink:href="./ObjectReplacements/Object 131" xlink:type="simple" xlink:show="embed" xlink:actuate="onLoad"/></draw:frame> and therefore limiting to frequencies less than <draw:frame draw:style-name="fr2" draw:name="Object131" text:anchor-type="as-char" svg:width="0.1571in" svg:height="0.1839in" draw:z-index="131"><draw:object xlink:href="./Object 132" xlink:type="simple" xlink:show="embed" xlink:actuate="onLoad"/><draw:image xlink:href="./ObjectReplacements/Object 132" xlink:type="simple" xlink:show="embed" xlink:actuate="onLoad"/></draw:frame> implies a smallest grid of <draw:frame draw:style-name="fr2" draw:name="Object132" text:anchor-type="as-char" svg:width="0.5799in" svg:height="0.1839in" draw:z-index="132"><draw:object xlink:href="./Object 133" xlink:type="simple" xlink:show="embed" xlink:actuate="onLoad"/><draw:image xlink:href="./ObjectReplacements/Object 133" xlink:type="simple" xlink:show="embed" xlink:actuate="onLoad"/></draw:frame>. This is oversampled by circa 10x to permit subsequent valuation using cubic interpolation. Finally, the real space kernel is computed by inverse discrete Fourier transform and then cubic interpolation.</text:p>
      <text:p text:style-name="Text_20_body">Fast and accurate application of this operator is still being investigated. We can apply it either in real space directly to the scaling function coefficients or in wavelet space using non-standard form. Presently, the real-space form is both faster and more accurate.</text:p>
      <text:h text:style-name="Heading_20_2" text:outline-level="2">Integral convolutions</text:h>
      <text:p text:style-name="Text_20_body">This is described in gory detail in ABGV and the first multi-resolution qchem paper but eventually all of that should be reproduced here. For now, we simply take care of the mapping from the user to simulation coordinates and other stuff differing from the initial approach.</text:p>
      <text:p text:style-name="Text_20_body">We start from a separated representation of the kernel <draw:frame draw:style-name="fr2" draw:name="Object95" text:anchor-type="as-char" svg:width="0.452in" svg:height="0.1917in" draw:z-index="79"><draw:object xlink:href="./Object 96" xlink:type="simple" xlink:show="embed" xlink:actuate="onLoad"/><draw:image xlink:href="./ObjectReplacements/Object 96" xlink:type="simple" xlink:show="embed" xlink:actuate="onLoad"/></draw:frame>in user coordinates that is valid <text:span text:style-name="T3">over the volume for </text:span><text:span text:style-name="T3"><draw:frame draw:style-name="fr2" draw:name="Object96" text:anchor-type="as-char" svg:width="1.4339in" svg:height="0.2327in" draw:z-index="80"><draw:object xlink:href="./Object 97" xlink:type="simple" xlink:show="embed" xlink:actuate="onLoad"/><draw:image xlink:href="./ObjectReplacements/Object 97" xlink:type="simple" xlink:show="embed" xlink:actuate="onLoad"/></draw:frame></text:span><text:span text:style-name="T3"> to a <text:s/>relative precision </text:span><text:span text:style-name="T3"><draw:frame draw:style-name="fr2" draw:name="Object97" text:anchor-type="as-char" svg:width="0.3339in" svg:height="0.2075in" draw:z-index="81"><draw:object xlink:href="./Object 98" xlink:type="simple" xlink:show="embed" xlink:actuate="onLoad"/><draw:image xlink:href="./ObjectReplacements/Object 98" xlink:type="simple" xlink:show="embed" xlink:actuate="onLoad"/></draw:frame></text:span><text:span text:style-name="T3"> (except where the value is exponentially small) </text:span></text:p>
      <table:table table:name="Table39" table:style-name="Table39">
        <table:table-column table:style-name="Table39.A"/>
        <table:table-column table:style-name="Table39.B"/>
        <table:table-header-rows>
          <table:table-row>
            <table:table-cell table:style-name="Table39.A1" office:value-type="string">
              <text:p text:style-name="P14"><draw:frame draw:style-name="fr2" draw:name="Object98" text:anchor-type="as-char" svg:width="2.5575in" svg:height="0.4508in" draw:z-index="82"><draw:object xlink:href="./Object 99" xlink:type="simple" xlink:show="embed" xlink:actuate="onLoad"/><draw:image xlink:href="./ObjectReplacements/Object 99" xlink:type="simple" xlink:show="embed" xlink:actuate="onLoad"/></draw:frame> </text:p>
            </table:table-cell>
            <table:table-cell table:style-name="Table39.A1" office:value-type="string">
              <text:p text:style-name="P15">(<text:sequence text:ref-name="refText36" text:name="Text" text:formula="ooow:Text+1" style:num-format="1">35</text:sequence>)</text:p>
            </table:table-cell>
          </table:table-row>
        </table:table-header-rows>
      </table:table>
      <text:p text:style-name="Text_20_body">Since the error in the approximate is relative it is the same in both user and simulation coordinates.</text:p>
      <text:p text:style-name="Text_20_body">The most common case is that the kernel is isotropic (<draw:frame draw:style-name="fr2" draw:name="Object99" text:anchor-type="as-char" svg:width="1.0272in" svg:height="0.1929in" draw:z-index="83"><draw:object xlink:href="./Object 100" xlink:type="simple" xlink:show="embed" xlink:actuate="onLoad"/><draw:image xlink:href="./ObjectReplacements/Object 100" xlink:type="simple" xlink:show="embed" xlink:actuate="onLoad"/></draw:frame>) and therefore the separated terms do not depend upon direction, i.e., <draw:frame draw:style-name="fr2" draw:name="Object100" text:anchor-type="as-char" svg:width="0.711in" svg:height="0.2327in" draw:z-index="84"><draw:object xlink:href="./Object 101" xlink:type="simple" xlink:show="embed" xlink:actuate="onLoad"/><draw:image xlink:href="./ObjectReplacements/Object 101" xlink:type="simple" xlink:show="embed" xlink:actuate="onLoad"/></draw:frame> (if it is desired to keep the terms real it may be necessary to treat a negative sign separately). In a cubic box the transformation to simulation coordinates is the same in each dimension and therefore we only need to compute and store each operator once for each dimension. However, in non-cubic boxes the transformation to simulation coordinates is different in each direction making it necessary to compute and store each operator in each direction. Doing this will permit us to treat non-isotropic operators in the same framework, the <text:soft-page-break/>extreme example of which is a convolution that acts only in one dimension. Presently, this is not supported but it is a straightforward modification.</text:p>
      <text:p text:style-name="Text_20_body">Focusing now on just one term and direction, the central quantity is the transition matrix element that is needed in user coordinates but must be computed in simulation coordinates </text:p>
      <table:table table:name="Table40" table:style-name="Table40">
        <table:table-column table:style-name="Table40.A"/>
        <table:table-column table:style-name="Table40.B"/>
        <table:table-header-rows>
          <table:table-row>
            <table:table-cell table:style-name="Table40.A1" office:value-type="string">
              <text:p text:style-name="P14"><draw:frame draw:style-name="fr2" draw:name="Object101" text:anchor-type="as-char" svg:width="5.4098in" svg:height="0.5362in" draw:z-index="85"><draw:object xlink:href="./Object 102" xlink:type="simple" xlink:show="embed" xlink:actuate="onLoad"/><draw:image xlink:href="./ObjectReplacements/Object 102" xlink:type="simple" xlink:show="embed" xlink:actuate="onLoad"/></draw:frame> </text:p>
            </table:table-cell>
            <table:table-cell table:style-name="Table40.A1" office:value-type="string">
              <text:p text:style-name="P15">(<text:sequence text:ref-name="refText37" text:name="Text" text:formula="ooow:Text+1" style:num-format="1">36</text:sequence>)</text:p>
            </table:table-cell>
          </table:table-row>
        </table:table-header-rows>
      </table:table>
      <text:p text:style-name="Text_20_body">where <draw:frame draw:style-name="fr2" draw:name="Object102" text:anchor-type="as-char" svg:width="0.1862in" svg:height="0.1839in" draw:z-index="86"><draw:object xlink:href="./Object 103" xlink:type="simple" xlink:show="embed" xlink:actuate="onLoad"/><draw:image xlink:href="./ObjectReplacements/Object 103" xlink:type="simple" xlink:show="embed" xlink:actuate="onLoad"/></draw:frame> is the width of the dimension. This enables the identification </text:p>
      <table:table table:name="Table41" table:style-name="Table41">
        <table:table-column table:style-name="Table41.A"/>
        <table:table-column table:style-name="Table41.B"/>
        <table:table-header-rows>
          <table:table-row>
            <table:table-cell table:style-name="Table41.A1" office:value-type="string">
              <text:p text:style-name="P14"><draw:frame draw:style-name="fr2" draw:name="Object103" text:anchor-type="as-char" svg:width="1.7772in" svg:height="0.2154in" draw:z-index="87"><draw:object xlink:href="./Object 104" xlink:type="simple" xlink:show="embed" xlink:actuate="onLoad"/><draw:image xlink:href="./ObjectReplacements/Object 104" xlink:type="simple" xlink:show="embed" xlink:actuate="onLoad"/></draw:frame> </text:p>
            </table:table-cell>
            <table:table-cell table:style-name="Table41.A1" office:value-type="string">
              <text:p text:style-name="P15">(<text:sequence text:ref-name="refText38" text:name="Text" text:formula="ooow:Text+1" style:num-format="1">37</text:sequence>)</text:p>
            </table:table-cell>
          </table:table-row>
        </table:table-header-rows>
      </table:table>
      <text:p text:style-name="Text_20_body"><text:span text:style-name="T3">Internally, the code computes transition matrix elements for </text:span><text:span text:style-name="T3"><draw:frame draw:style-name="fr2" draw:name="Object85" text:anchor-type="as-char" svg:width="0.3409in" svg:height="0.2075in" draw:z-index="95"><draw:object xlink:href="./Object 86" xlink:type="simple" xlink:show="embed" xlink:actuate="onLoad"/><draw:image xlink:href="./ObjectReplacements/Object 86" xlink:type="simple" xlink:show="embed" xlink:actuate="onLoad"/></draw:frame></text:span><text:span text:style-name="T3"> in simulation coordinates. If the operator is represented as a sum of Gaussian functions </text:span><text:span text:style-name="T3"><draw:frame draw:style-name="fr2" draw:name="Object91" text:anchor-type="as-char" svg:width="1.6075in" svg:height="0.2154in" draw:z-index="101"><draw:object xlink:href="./Object 92" xlink:type="simple" xlink:show="embed" xlink:actuate="onLoad"/><draw:image xlink:href="./ObjectReplacements/Object 92" xlink:type="simple" xlink:show="embed" xlink:actuate="onLoad"/></draw:frame></text:span><text:span text:style-name="T3"> then the corresponding form in simulation coordinates will be </text:span><text:span text:style-name="T3"><draw:frame draw:style-name="fr2" draw:name="Object92" text:anchor-type="as-char" svg:width="0.8307in" svg:height="0.2075in" draw:z-index="102"><draw:object xlink:href="./Object 93" xlink:type="simple" xlink:show="embed" xlink:actuate="onLoad"/><draw:image xlink:href="./ObjectReplacements/Object 93" xlink:type="simple" xlink:show="embed" xlink:actuate="onLoad"/></draw:frame></text:span><text:span text:style-name="T3"> and </text:span><text:span text:style-name="T3"><draw:frame draw:style-name="fr2" draw:name="Object93" text:anchor-type="as-char" svg:width="0.928in" svg:height="0.2075in" draw:z-index="103"><draw:object xlink:href="./Object 94" xlink:type="simple" xlink:show="embed" xlink:actuate="onLoad"/><draw:image xlink:href="./ObjectReplacements/Object 94" xlink:type="simple" xlink:show="embed" xlink:actuate="onLoad"/></draw:frame></text:span><text:span text:style-name="T3">.</text:span></text:p>
      <text:h text:style-name="Heading_20_2" text:outline-level="2">Application of the non-standard form</text:h>
      <text:p text:style-name="Text_20_body">Two things complicate the application of the NS-form operator. The first is specific to the separated representation – we only have this for the actual operator (<draw:frame draw:style-name="fr2" draw:name="Object87" text:anchor-type="as-char" svg:width="0.172in" svg:height="0.1839in" draw:z-index="104"><draw:object xlink:href="./Object 88" xlink:type="simple" xlink:show="embed" xlink:actuate="onLoad"/><draw:image xlink:href="./ObjectReplacements/Object 88" xlink:type="simple" xlink:show="embed" xlink:actuate="onLoad"/></draw:frame>) not for the NS-form which is <draw:frame draw:style-name="fr2" draw:name="Object86" text:anchor-type="as-char" svg:width="0.6929in" svg:height="0.2075in" draw:z-index="105"><draw:object xlink:href="./Object 87" xlink:type="simple" xlink:show="embed" xlink:actuate="onLoad"/><draw:image xlink:href="./ObjectReplacements/Object 87" xlink:type="simple" xlink:show="embed" xlink:actuate="onLoad"/></draw:frame>. Thus at each level we actually apply to the sum and difference coefficients <draw:frame draw:style-name="fr2" draw:name="Object88" text:anchor-type="as-char" svg:width="0.3846in" svg:height="0.2075in" draw:z-index="106"><draw:object xlink:href="./Object 89" xlink:type="simple" xlink:show="embed" xlink:actuate="onLoad"/><draw:image xlink:href="./ObjectReplacements/Object 89" xlink:type="simple" xlink:show="embed" xlink:actuate="onLoad"/></draw:frame> and subtract off the result of applying <draw:frame draw:style-name="fr2" draw:name="Object89" text:anchor-type="as-char" svg:width="0.2492in" svg:height="0.2075in" draw:z-index="107"><draw:object xlink:href="./Object 90" xlink:type="simple" xlink:show="embed" xlink:actuate="onLoad"/><draw:image xlink:href="./ObjectReplacements/Object 90" xlink:type="simple" xlink:show="embed" xlink:actuate="onLoad"/></draw:frame> to just the sum coefficients. Note that screening must be performed using the norm of <draw:frame draw:style-name="fr2" draw:name="Object90" text:anchor-type="as-char" svg:width="0.6953in" svg:height="0.2075in" draw:z-index="108"><draw:object xlink:href="./Object 91" xlink:type="simple" xlink:show="embed" xlink:actuate="onLoad"/><draw:image xlink:href="./ObjectReplacements/Object 91" xlink:type="simple" xlink:show="embed" xlink:actuate="onLoad"/></draw:frame> since it is sparse. Beyond 1D this approach is a negligible computational overhead and the only real concern is possible loss of precision since we are subtracting two large numbers to obtain a small difference. My current opinion is that there is no effective loss of precision since reconstructing the result will produce values of similar magnitude. This is I think a correct argument for the leaf nodes, but the interior nodes might have larger values and hence we could lose relevant digits.</text:p>
      <text:p text:style-name="P5">The second issue is what to do about scaling function coefficients at the leaf nodes. Regarding the operator as a matrix being applied to a vector of scaling function coefficients, then the operator is exactly applied by operation upon the sum and difference coefficients at the next level, therefore there is no need to apply the operator to the leaf nodes (this was my initial thinking). However, as pointed out by Beylkin, the operator itself can introduce finer-scale detail which means that we must consider application at the lowest level where the difference coefficients are zero since the operator can introduce difference coefficients at that level.</text:p>
      <text:h text:style-name="Heading_20_2" text:outline-level="2">Screening</text:h>
      <text:p text:style-name="Text_20_body">To screen effectively we need to estimate the norm of the blocks of the non-standard operator and also each term in its separated expansion. We could estimate the largest eigenvalue by using a power method and this is implemented in the code for verification, however, it is too expensive to use routinely, especially for each term in a large separated representation (we would spend more time computing the operator than applying it). Thus, we need a more efficient scheme.</text:p>
      <text:p text:style-name="Text_20_body">Each term in the separated expansion is applied as </text:p>
      <table:table table:name="Table38" table:style-name="Table38">
        <table:table-column table:style-name="Table38.A"/>
        <table:table-column table:style-name="Table38.B"/>
        <table:table-header-rows>
          <table:table-row>
            <table:table-cell table:style-name="Table38.A1" office:value-type="string">
              <text:p text:style-name="P14"><draw:frame draw:style-name="fr2" draw:name="Object94" text:anchor-type="as-char" svg:width="1.2957in" svg:height="0.2091in" draw:z-index="4"><draw:object xlink:href="./Object 95" xlink:type="simple" xlink:show="embed" xlink:actuate="onLoad"/><draw:image xlink:href="./ObjectReplacements/Object 95" xlink:type="simple" xlink:show="embed" xlink:actuate="onLoad"/></draw:frame> </text:p>
            </table:table-cell>
            <table:table-cell table:style-name="Table38.A1" office:value-type="string">
              <text:p text:style-name="P15">(<text:sequence text:ref-name="refText39" text:name="Text" text:formula="ooow:Text+1" style:num-format="1">38</text:sequence>)</text:p>
            </table:table-cell>
          </table:table-row>
        </table:table-header-rows>
      </table:table>
      <text:p text:style-name="Text_20_body">where <text:span text:style-name="T5">R</text:span><text:span text:style-name="T12"> is the full non-standard form of the operator in a given direction which takes on the form </text:span></text:p>
      <table:table table:name="Table42" table:style-name="Table42">
        <table:table-column table:style-name="Table42.A"/>
        <table:table-column table:style-name="Table42.B"/>
        <table:table-header-rows>
          <text:soft-page-break/>
          <table:table-row>
            <table:table-cell table:style-name="Table42.A1" office:value-type="string">
              <text:p text:style-name="P14"><draw:frame draw:style-name="fr2" draw:name="Object104" text:anchor-type="as-char" svg:width="0.8516in" svg:height="0.4374in" draw:z-index="5"><draw:object xlink:href="./Object 105" xlink:type="simple" xlink:show="embed" xlink:actuate="onLoad"/><draw:image xlink:href="./ObjectReplacements/Object 105" xlink:type="simple" xlink:show="embed" xlink:actuate="onLoad"/></draw:frame> </text:p>
            </table:table-cell>
            <table:table-cell table:style-name="Table42.A1" office:value-type="string">
              <text:p text:style-name="P15">(<text:sequence text:ref-name="refText40" text:name="Text" text:formula="ooow:Text+1" style:num-format="1">39</text:sequence>)</text:p>
            </table:table-cell>
          </table:table-row>
        </table:table-header-rows>
      </table:table>
      <text:p text:style-name="Text_20_body"><text:span text:style-name="T12">and </text:span><text:span text:style-name="T5">T</text:span><text:span text:style-name="T12"> is the block </text:span>of<text:span text:style-name="T5"> R </text:span><text:span text:style-name="T12">that connects sum-coefficients with sum-coefficients. We could compute the Frobenius norm of the operator in </text:span><text:span text:style-name="T12"><text:sequence-ref text:reference-format="text" text:ref-name="refText39">(38)</text:sequence-ref></text:span><text:span text:style-name="T12"> simply as </text:span><text:span text:style-name="T12"><draw:frame draw:style-name="fr2" draw:name="Object105" text:anchor-type="as-char" svg:width="2.2543in" svg:height="0.2508in" draw:z-index="6"><draw:object xlink:href="./Object 106" xlink:type="simple" xlink:show="embed" xlink:actuate="onLoad"/><draw:image xlink:href="./ObjectReplacements/Object 106" xlink:type="simple" xlink:show="embed" xlink:actuate="onLoad"/></draw:frame></text:span><text:span text:style-name="T12"> but unfortunately this loses too much precision. Instead, an excellent estimate is provided by </text:span></text:p>
      <table:table table:name="Table43" table:style-name="Table43">
        <table:table-column table:style-name="Table43.A"/>
        <table:table-column table:style-name="Table43.B"/>
        <table:table-header-rows>
          <table:table-row>
            <table:table-cell table:style-name="Table43.A1" office:value-type="string">
              <text:p text:style-name="P14"><draw:frame draw:style-name="fr2" draw:name="Object106" text:anchor-type="as-char" svg:width="1.9492in" svg:height="0.5854in" draw:z-index="7"><draw:object xlink:href="./Object 107" xlink:type="simple" xlink:show="embed" xlink:actuate="onLoad"/><draw:image xlink:href="./ObjectReplacements/Object 107" xlink:type="simple" xlink:show="embed" xlink:actuate="onLoad"/></draw:frame> </text:p>
            </table:table-cell>
            <table:table-cell table:style-name="Table43.A1" office:value-type="string">
              <text:p text:style-name="P15">(<text:sequence text:ref-name="refText41" text:name="Text" text:formula="ooow:Text+1" style:num-format="1">40</text:sequence>)</text:p>
            </table:table-cell>
          </table:table-row>
        </table:table-header-rows>
      </table:table>
      <text:p text:style-name="P12">which seems in practice to be an effective upper bound that is made tight (within a factor less than two at least for the Coulomb kernel) by replacing the sum with the maximum term in the sum.</text:p>
      <text:h text:style-name="Heading_20_2" text:outline-level="2">Automatic refinement (aka widening the support)</text:h>
      <text:p text:style-name="P5">Same as for multiplication ... need explain why this is good.</text:p>
      <text:h text:style-name="P33" text:outline-level="1">Binary operations</text:h>
      <text:h text:style-name="P34"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4"><draw:frame draw:style-name="fr2" draw:name="Object65" text:anchor-type="as-char" svg:width="3.1772in" svg:height="0.4626in" draw:z-index="8"><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5">(<text:sequence text:ref-name="refText42" text:name="Text" text:formula="ooow:Text+1" style:num-format="1">41</text:sequence>)</text:p>
            </table:table-cell>
          </table:table-row>
        </table:table-header-rows>
      </table:table>
      <text:h text:style-name="P34" text:outline-level="2">Function addition and subtraction</text:h>
      <text:p text:style-name="P4"><text:span text:style-name="T1">The most general form is the bilinear operation GAXPY (generalized form of SAXPY) </text:span><text:span text:style-name="T1"><draw:frame draw:style-name="fr2" draw:name="Object66" text:anchor-type="as-char" svg:width="1.5992in" svg:height="0.1917in" draw:z-index="9"><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ext:span><text:span text:style-name="T1">treated as zero).</text:span></text:p>
      <text:p text:style-name="P4"><text:span text:style-name="T5">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5">k-1</text:span> produces a polynomial of order <text:span text:style-name="T5">2k-2</text:span>. <text:s text:c="2"/>Beylkin makes a nice analogy to the product of two functions sampled on a grid – the product can be exactly formed on a grid with double <text:soft-page-break/>the resolution. <text:s text:c="2"/>While this is not exact for polynomials it does reduce the error by a factor of <draw:frame draw:style-name="fr2" draw:name="Object67" text:anchor-type="as-char" svg:width="0.2902in" svg:height="0.2075in" draw:z-index="10"><draw:object xlink:href="./Object 68" xlink:type="simple" xlink:show="embed" xlink:actuate="onLoad"/><draw:image xlink:href="./ObjectReplacements/Object 68" xlink:type="simple" xlink:show="embed" xlink:actuate="onLoad"/></draw:frame>, where <text:span text:style-name="T5">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4"><draw:frame draw:style-name="fr2" draw:name="Object68" text:anchor-type="as-char" svg:width="3.6965in" svg:height="1.2756in" draw:z-index="11"><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5">(<text:sequence text:ref-name="refText43" text:name="Text" text:formula="ooow:Text+1" style:num-format="1">42</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5">f</text:span> and <text:span text:style-name="T5">g</text:span>) in a volume in terms of its usual scaling function approximation at that level (<text:span text:style-name="T5">s</text:span>) and the correction/differences (<text:span text:style-name="T5">d</text:span>) from <text:span text:style-name="T5">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4"><draw:frame draw:style-name="fr2" draw:name="Object69" text:anchor-type="as-char" svg:width="2.9354in" svg:height="0.2307in" draw:z-index="12"><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5">(<text:sequence text:ref-name="refText44" text:name="Text" text:formula="ooow:Text+1" style:num-format="1">43</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5">d</text:span>) in <text:sequence-ref text:reference-format="text" text:ref-name="refText44">(43)</text:sequence-ref> is the sum of corrections at <text:span text:style-name="T5">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he main reduction in cost in the electronic structure algorithms will come from locality (finite domain for each orbital with exponential decay outside) and with that in mind we can bound the entire product in some volume using <draw:frame draw:style-name="fr2" draw:name="Object70" text:anchor-type="as-char" svg:width="1.1492in" svg:height="0.2035in" draw:z-index="13"><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text:soft-page-break/>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xml:id="list1471279506" text:style-name="L5">
        <text:list-item>
          <text:p text:style-name="P28">Square each orbital to make the density.</text:p>
        </text:list-item>
        <text:list-item>
          <text:p text:style-name="P28">Multiply the potential against each orbital.</text:p>
        </text:list-item>
        <text:list-item>
          <text:p text:style-name="P28">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5">O(1)</text:span> not <text:span text:style-name="T5">O(V)</text:span> (<text:span text:style-name="T5">V</text:span>, the volume). <text:s text:c="2"/>Similarly, we must reduce the cost of the <draw:frame draw:style-name="fr2" draw:name="Object71" text:anchor-type="as-char" svg:width="0.5437in" svg:height="0.2154in" draw:z-index="14"><draw:object xlink:href="./Object 72" xlink:type="simple" xlink:show="embed" xlink:actuate="onLoad"/><draw:image xlink:href="./ObjectReplacements/Object 72" xlink:type="simple" xlink:show="embed" xlink:actuate="onLoad"/></draw:frame> products in HF exchange to <text:span text:style-name="T5">O(N)</text:span>. <text:s text:c="2"/>Therefore, we first did the exact algorithm and will very shortly do one that exploits locality.</text:p>
      <text:h text:style-name="P35"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5"><draw:frame draw:style-name="fr2" draw:name="Object72" text:anchor-type="as-char" svg:width="0.4374in" svg:height="0.1917in" draw:z-index="15"><draw:object xlink:href="./Object 73" xlink:type="simple" xlink:show="embed" xlink:actuate="onLoad"/><draw:image xlink:href="./ObjectReplacements/Object 73" xlink:type="simple" xlink:show="embed" xlink:actuate="onLoad"/></draw:frame></text:span> <text:s/>be the parent box and <text:span text:style-name="T2"><draw:frame draw:style-name="fr2" draw:name="Object73" text:anchor-type="as-char" svg:width="0.5752in" svg:height="0.1917in" draw:z-index="16"><draw:object xlink:href="./Object 74" xlink:type="simple" xlink:show="embed" xlink:actuate="onLoad"/><draw:image xlink:href="./ObjectReplacements/Object 74" xlink:type="simple" xlink:show="embed" xlink:actuate="onLoad"/></draw:frame></text:span> be one of its children, and let <draw:frame draw:style-name="fr2" draw:name="Object74" text:anchor-type="as-char" svg:width="0.2362in" svg:height="0.2091in" draw:z-index="17"><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able:table-row>
            <table:table-cell table:style-name="Table34.A1" office:value-type="string">
              <text:p text:style-name="P14"><draw:frame draw:style-name="fr2" draw:name="Object75" text:anchor-type="as-char" svg:width="3.0417in" svg:height="1.089in" draw:z-index="18"><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5">(<text:sequence text:ref-name="refText45" text:name="Text" text:formula="ooow:Text+1" style:num-format="1">44</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4"><draw:frame draw:style-name="fr2" draw:name="Object76" text:anchor-type="as-char" svg:width="0.8945in" svg:height="0.2291in" draw:z-index="19"><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5">(<text:sequence text:ref-name="refText46" text:name="Text" text:formula="ooow:Text+1" style:num-format="1">45</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2" draw:name="Object77" text:anchor-type="as-char" svg:width="0.1583in" svg:height="0.1839in" draw:z-index="20"><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2" draw:name="Object78" text:anchor-type="as-char" svg:width="0.2571in" svg:height="0.2075in" draw:z-index="21"><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text:span><text:span text:style-name="T1">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1">The d-dimension function is represented as a 2</text:span><text:span text:style-name="T7">d</text:span><text:span text:style-name="T1">-tree. <text:s text:c="2"/>Nodes in the tree are labeled by an instance of </text:span><text:span text:style-name="T11">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11">FunctionNode&lt;T,d&gt;</text:span><text:span text:style-name="T1"> that presently contains the coefficients </text:span><text:soft-page-break/><text:span text:style-name="T1">and an indicator if this node has children. <text:s text:c="2"/>Nodes without children are sometimes referred to as leaves. <text:s text:c="2"/>Nodes, indexed by keys, are stored in a distributed hash table that is an instance of </text:span><text:span text:style-name="T11">WorldContainer&lt;Key&lt;d&gt;,FunctionNode&lt;T,d&gt;&gt;</text:span><text:span text:style-name="T1">. <text:s text:c="2"/>This container uses a two-level hash to first map a key to the processes (referred to as the owner) in which the data resides, and then into a </text:span><text:span text:style-name="T1">local instance of either a GNU </text:span><text:span text:style-name="T11">hash _map</text:span><text:span text:style-name="T1"> or a TR1 </text:span><text:span text:style-name="T11">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5">d</text:span>) and data <text:span text:style-name="T1">type (</text:span><text:span text:style-name="T11">T,</text:span><text:span text:style-name="T1"> e.g., float, </text:span><text:span text:style-name="T1">double, float _complex, double _complex) are gathered together into </text:span><text:span text:style-name="T11">FunctionCommonData&lt;T,d&gt;</text:span><text:span text:style-name="T1"> </text:span><text:span text:style-name="T1">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text:span><text:span text:style-name="T1">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11">Function&lt;T,d&gt;</text:span><text:span text:style-name="T1"> contains only a </text:span><text:span text:style-name="T1">shared pointer to the actual implementation which is an instance of </text:span><text:span text:style-name="T11">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text:span><text:span text:style-name="T1">named-parameter idiom. The main constructor for </text:span><text:span text:style-name="T11">Function&lt;T,d&gt;</text:span><text:span text:style-name="T1"> takes an instance of </text:span><text:span text:style-name="T11">FunctionFactory&lt;T,d&gt; </text:span><text:span text:style-name="T1">as its sole argument. <text:s text:c="2"/>The methods of </text:span><text:span text:style-name="T11">FunctionFactory&lt;T,d&gt;</text:span><text:span text:style-name="T1"> enable setting of options and parameters and each returns a reference to the object to permit chaining of methods. <text:s text:c="2"/>A current problem with </text:span><text:span text:style-name="T11">FunctionDefaults</text:span><text:span text:style-name="T1"> is that it is static data shared between all parallel worlds (MPI sub-communicators). At some point we may need to tie this to the world instance.</text:span></text:p>
      <text:p text:style-name="P4">Pretty much all memory is reference counted using Boost-like shared pointers. <text:span text:style-name="T1">An instance of </text:span><text:span text:style-name="T11">SharedPointer&lt;T&gt;</text:span><text:span text:style-name="T1">, which wraps a pointer of type </text:span><text:span text:style-name="T11">T*</text:span><text:span text:style-name="T1">, is (almost) always used to wrap memory obtained from the C++ new operator. <text:s text:c="2"/>The exceptions are where management of the memory is immediately given to a low-level interface. <text:s text:c="2"/>Shared-pointers may be safely copied and used with no </text:span><text:span text:style-name="T1">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text:soft-page-break/>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11">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5">(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11">KeyChildIterator</text:span><text:span text:style-name="T1"> class. <text:s text:c="2"/>The presence of coefficients is presently determined by looking at the size of the tensor storing the </text:span><text:span text:style-name="T1">coefficients; size zero means no coefficients.</text:span></text:p>
      <text:p text:style-name="P4">In the reconstructed form (scaling function basis), a tree has coefficients (a <text:span text:style-name="T2">k</text:span><text:span text:style-name="T8">d</text:span><text:span text:style-name="T1"> tensor) only at the lowest </text:span><text:span text:style-name="T1">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5">2k)</text:span><text:span text:style-name="T9">d</text:span> <text:span text:style-name="T1">tensor) at all levels. <text:s text:c="2"/>The scaling function block of the coefficients is zero except at level zero. <text:s text:c="2"/>Logically, this tree is one level shallower </text:span><text:span text:style-name="T1">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8">d</text:span><text:span text:style-name="T1"> tensor for interior nodes and a </text:span><text:span text:style-name="T2">k</text:span><text:span text:style-name="T8">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pan text:style-name="T1">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text:span><text:span text:style-name="T1">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text:span><text:span text:style-name="T1">and can immediately return its status. <text:s text:c="2"/>Otherwise, it must test the size of its own coefficients. <text:s text:c="2"/>If it decides to truncate, it must clear its own coefficients, delete all of its children, and set its </text:span><text:span text:style-name="T11">has _children</text:span><text:span text:style-name="T1"> flag to false. <text:s text:c="2"/>Finally, it can return its own status.</text:span></text:p>
      <text:p text:style-name="P4">Adding (subtracting) two functions is performed in the wavelet basis. <text:s text:c="2"/>If the <text:span text:style-name="T1">trees have the same </text:span><text:span text:style-name="T1">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text:soft-page-break/>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11">FunctionDefaults</text:span><text:span text:style-name="T1">. <text:s text:c="2"/>I.e., </text:span><text:span text:style-name="T11">FunctionDefaults</text:span><text:span text:style-name="T1"> is only used when the user invokes the </text:span><text:span text:style-name="T11">Function</text:span><text:span text:style-name="T1"> constructor to fill unspecified elements of </text:span><text:span text:style-name="T11">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text:span><text:span text:style-name="T1">function, i.e., that which method is being invoked.</text:span></text:p>
      <text:h text:style-name="Heading_20_2" text:outline-level="2">Ternary and higher operations</text:h>
      <text:p text:style-name="P4">There are no C++ operators of this form and therefore these will always be of <text:span text:style-name="T1">the form </text:span><text:span text:style-name="T11">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text:span><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xml:id="list2128730746" text:style-name="L6">
        <text:list-item>
          <text:p text:style-name="P29"><text:span text:style-name="T10">f*g+h</text:span> becomes <text:span text:style-name="T10">(f*g)+h</text:span> becomes <text:span text:style-name="T10">(f.mul(g)).add(h)</text:span> and thus the result has the <text:span text:style-name="T1">same parameters as </text:span><text:span text:style-name="T11">f</text:span><text:span text:style-name="T1">.</text:span></text:p>
        </text:list-item>
        <text:list-item>
          <text:p text:style-name="P29"><text:span text:style-name="T10">h+f*g</text:span> becomes <text:span text:style-name="T10">h+(f*g)</text:span> becomes <text:span text:style-name="T10">h.add(f.mul(g))</text:span> and thus the result has the <text:span text:style-name="T1">same </text:span><text:span text:style-name="T1">parameters as </text:span><text:span text:style-name="T11">h</text:span><text:span text:style-name="T1">.</text:span></text:p>
        </text:list-item>
        <text:list-item>
          <text:p text:style-name="P29"><text:span text:style-name="T10">f*g*h</text:span> has undefined order of evaluation since the two operators have equal <text:span text:style-name="T1">precedence, but the compiler is not free to assume that multiplication is commutative and hence the result is either </text:span><text:span text:style-name="T11">f.mul(g.mul(h))</text:span><text:span text:style-name="T1"> or </text:span><text:span text:style-name="T11">f.mul(g).mul(h)</text:span><text:span text:style-name="T1"> which will both inherit the parameters of </text:span><text:span text:style-name="T11">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text:soft-page-break/>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h text:style-name="Heading_20_1" text:outline-level="1">Viewing and editing this document</text:h>
      <text:p text:style-name="Text_20_body">Under Linux ensure you have the Microsoft true-type fonts installed – they are free. Under Ubuntu install package <text:span text:style-name="T10">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18</text:page-number></text:p>
      </style:footer>
    </style:master-page>
    <style:master-page style:name="Right_20_Page" style:display-name="Right Page" style:page-layout-name="Mpm3" style:next-style-name="Left_20_Page">
      <style:footer>
        <text:p text:style-name="MP1"><text:page-number text:select-page="current">18</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5" style:next-style-name="Blank_20_left_20_page"/>
    <style:master-page style:name="Blank_20_left_20_page" style:display-name="Blank left page" style:page-layout-name="Mpm5" style:next-style-name="Right_20_Page"/>
    <style:master-page style:name="TOC_20_first_20_page" style:display-name="TOC first page" style:page-layout-name="Mpm5" style:next-style-name="Blank_20_left_20_page"/>
    <style:master-page style:name="TOC_20_left_20_page" style:display-name="TOC left page" style:page-layout-name="Mpm5"/>
    <style:master-page style:name="TOC_20_right_20_page" style:display-name="TOC right page" style:page-layout-name="Mpm5"/>
    <style:master-page style:name="First_20_right_20_numbered_20_page" style:display-name="First right numbered page" style:page-layout-name="Mpm6" style:next-style-name="Left_20_Page">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09-12-14T11:11:58</dc:date>
    <meta:editing-cycles>82</meta:editing-cycles>
    <meta:editing-duration>PT135H23M10S</meta:editing-duration>
    <meta:document-statistic meta:table-count="47" meta:image-count="0" meta:object-count="132" meta:page-count="22" meta:paragraph-count="405" meta:word-count="6862" meta:character-count="4315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00/content.xml><?xml version="1.0" encoding="utf-8"?>
<!DOCTYPE math  PUBLIC '-//OpenOffice.org//DTD Modified W3C MathML 1.01//EN'  'math.dtd'>
<math:math xmlns:math="http://www.w3.org/1998/Math/MathML">
  <math:semantics>
    <math:mrow>
      <math:mi>K</math:mi>
      <math:mrow>
        <math:mrow>
          <math:mo math:stretchy="false">(</math:mo>
          <math:mi>x</math:mi>
          <math:mo math:stretchy="false">)</math:mo>
        </math:mrow>
        <math:mo math:stretchy="false">=</math:mo>
        <math:mi>K</math:mi>
      </math:mrow>
      <math:mrow>
        <math:mo math:stretchy="false">(</math:mo>
        <math:mrow>
          <math:mo math:stretchy="false">∣</math:mo>
          <math:mi>x</math:mi>
          <math:mo math:stretchy="false">∣</math:mo>
        </math:mrow>
        <math:mo math:stretchy="false">)</math:mo>
      </math:mrow>
    </math:mrow>
    <math:annotation math:encoding="StarMath 5.0">K(x) = K(lline x rline)</math:annotation>
  </math:semantics>
</math:math>
</file>

<file path=Object 101/content.xml><?xml version="1.0" encoding="utf-8"?>
<!DOCTYPE math  PUBLIC '-//OpenOffice.org//DTD Modified W3C MathML 1.01//EN'  'math.dtd'>
<math:math xmlns:math="http://www.w3.org/1998/Math/MathML">
  <math:semantics>
    <math:mrow>
      <math:msubsup>
        <math:mi>T</math:mi>
        <math:mi>i</math:mi>
        <math:mrow>
          <math:mo math:stretchy="false">(</math:mo>
          <math:mo math:stretchy="false">μ</math:mo>
          <math:mo math:stretchy="false">)</math:mo>
        </math:mrow>
      </math:msubsup>
      <math:mo math:stretchy="false">=</math:mo>
      <math:msup>
        <math:mi>T</math:mi>
        <math:mrow>
          <math:mo math:stretchy="false">(</math:mo>
          <math:mo math:stretchy="false">μ</math:mo>
          <math:mo math:stretchy="false">)</math:mo>
        </math:mrow>
      </math:msup>
    </math:mrow>
    <math:annotation math:encoding="StarMath 5.0">T^{(%mu)}_i = T^{(%mu)}</math:annotation>
  </math:semantics>
</math:math>
</file>

<file path=Object 102/content.xml><?xml version="1.0" encoding="utf-8"?>
<!DOCTYPE math  PUBLIC '-//OpenOffice.org//DTD Modified W3C MathML 1.01//EN'  'math.dtd'>
<math:math xmlns:math="http://www.w3.org/1998/Math/MathML">
  <math:semantics>
    <math:mtable>
      <math:mtr>
        <math:mtd>
          <math:msub>
            <math:mfenced math:open="[" math:close="]">
              <math:msubsup>
                <math:mi>r</math:mi>
                <math:mrow>
                  <math:mi>l</math:mi>
                  <math:mi>l</math:mi>
                  <math:mi>'</math:mi>
                </math:mrow>
                <math:mi>n</math:mi>
              </math:msubsup>
            </math:mfenced>
            <math:mrow>
              <math:mi>i</math:mi>
              <math:mi>i</math:mi>
              <math:mi>'</math:mi>
            </math:mrow>
          </math:msub>
        </math:mtd>
        <math:mtd>
          <math:mrow>
            <math:mrow/>
            <math:mo math:stretchy="false">=</math:mo>
            <math:mrow/>
          </math:mrow>
        </math:mtd>
        <math:mtd>
          <math:mrow>
            <math:msup>
              <math:mi>L</math:mi>
              <math:mrow>
                <math:mo math:stretchy="false">−</math:mo>
                <math:mn>1</math:mn>
              </math:mrow>
            </math:msup>
            <math:mrow>
              <math:mo math:stretchy="false">∫</math:mo>
              <math:mrow>
                <math:mrow>
                  <math:mo math:stretchy="false">∫</math:mo>
                  <math:mrow>
                    <math:msup>
                      <math:mi>T</math:mi>
                      <math:mi math:fontstyle="italic">user</math:mi>
                    </math:msup>
                    <math:mrow>
                      <math:mo math:stretchy="false">(</math:mo>
                      <math:mrow>
                        <math:msup>
                          <math:mi>x</math:mi>
                          <math:mi math:fontstyle="italic">user</math:mi>
                        </math:msup>
                        <math:mo math:stretchy="false">−</math:mo>
                        <math:msup>
                          <math:mi>y</math:mi>
                          <math:mi math:fontstyle="italic">user</math:mi>
                        </math:msup>
                      </math:mrow>
                      <math:mo math:stretchy="false">)</math:mo>
                    </math:mrow>
                    <math:msubsup>
                      <math:mo math:stretchy="false">φ</math:mo>
                      <math:mrow>
                        <math:mi>i</math:mi>
                        <math:mi>l</math:mi>
                      </math:mrow>
                      <math:mi>n</math:mi>
                    </math:msubsup>
                    <math:mrow>
                      <math:mo math:stretchy="false">(</math:mo>
                      <math:mrow>
                        <math:msup>
                          <math:mi>x</math:mi>
                          <math:mo math:stretchy="false">s</math:mo>
                        </math:msup>
                        <math:mrow>
                          <math:mo math:stretchy="false">(</math:mo>
                          <math:msup>
                            <math:mi>x</math:mi>
                            <math:mi math:fontstyle="italic">user</math:mi>
                          </math:msup>
                          <math:mo math:stretchy="false">)</math:mo>
                        </math:mrow>
                      </math:mrow>
                      <math:mo math:stretchy="false">)</math:mo>
                    </math:mrow>
                    <math:msubsup>
                      <math:mo math:stretchy="false">φ</math:mo>
                      <math:mrow>
                        <math:mi>i</math:mi>
                        <math:mi>'</math:mi>
                        <math:mi>l</math:mi>
                        <math:mi>'</math:mi>
                      </math:mrow>
                      <math:mi>n</math:mi>
                    </math:msubsup>
                    <math:mrow>
                      <math:mo math:stretchy="false">(</math:mo>
                      <math:mrow>
                        <math:msup>
                          <math:mi>y</math:mi>
                          <math:mo math:stretchy="false">s</math:mo>
                        </math:msup>
                        <math:mrow>
                          <math:mo math:stretchy="false">(</math:mo>
                          <math:msup>
                            <math:mi>y</math:mi>
                            <math:mi math:fontstyle="italic">user</math:mi>
                          </math:msup>
                          <math:mo math:stretchy="false">)</math:mo>
                        </math:mrow>
                      </math:mrow>
                      <math:mo math:stretchy="false">)</math:mo>
                    </math:mrow>
                    <math:msup>
                      <math:mi math:fontstyle="italic">dx</math:mi>
                      <math:mi math:fontstyle="italic">user</math:mi>
                    </math:msup>
                  </math:mrow>
                </math:mrow>
                <math:msup>
                  <math:mi math:fontstyle="italic">dy</math:mi>
                  <math:mi math:fontstyle="italic">user</math:mi>
                </math:msup>
              </math:mrow>
            </math:mrow>
          </math:mrow>
        </math:mtd>
      </math:mtr>
      <math:mtr>
        <math:mtd>
          <math:mrow/>
        </math:mtd>
        <math:mtd>
          <math:mrow>
            <math:mrow/>
            <math:mo math:stretchy="false">=</math:mo>
            <math:mrow/>
          </math:mrow>
        </math:mtd>
        <math:mtd>
          <math:mrow>
            <math:mrow>
              <math:mi>L</math:mi>
              <math:mrow>
                <math:mo math:stretchy="false">∫</math:mo>
                <math:mrow>
                  <math:mrow>
                    <math:mo math:stretchy="false">∫</math:mo>
                    <math:mrow>
                      <math:msup>
                        <math:mi>T</math:mi>
                        <math:mi math:fontstyle="italic">user</math:mi>
                      </math:msup>
                      <math:mrow>
                        <math:mo math:stretchy="false">(</math:mo>
                        <math:mrow>
                          <math:mi>L</math:mi>
                          <math:mrow>
                            <math:mo math:stretchy="false">(</math:mo>
                            <math:mrow>
                              <math:msup>
                                <math:mi>x</math:mi>
                                <math:mo math:stretchy="false">s</math:mo>
                              </math:msup>
                              <math:mo math:stretchy="false">−</math:mo>
                              <math:msup>
                                <math:mi>y</math:mi>
                                <math:mo math:stretchy="false">s</math:mo>
                              </math:msup>
                            </math:mrow>
                            <math:mo math:stretchy="false">)</math:mo>
                          </math:mrow>
                        </math:mrow>
                        <math:mo math:stretchy="false">)</math:mo>
                      </math:mrow>
                      <math:msubsup>
                        <math:mo math:stretchy="false">φ</math:mo>
                        <math:mrow>
                          <math:mi>i</math:mi>
                          <math:mi>l</math:mi>
                        </math:mrow>
                        <math:mi>n</math:mi>
                      </math:msubsup>
                      <math:mrow>
                        <math:mo math:stretchy="false">(</math:mo>
                        <math:msup>
                          <math:mi>x</math:mi>
                          <math:mo math:stretchy="false">s</math:mo>
                        </math:msup>
                        <math:mo math:stretchy="false">)</math:mo>
                      </math:mrow>
                      <math:msubsup>
                        <math:mo math:stretchy="false">φ</math:mo>
                        <math:mrow>
                          <math:mi>i</math:mi>
                          <math:mi>'</math:mi>
                          <math:mi>l</math:mi>
                          <math:mi>'</math:mi>
                        </math:mrow>
                        <math:mi>n</math:mi>
                      </math:msubsup>
                      <math:mrow>
                        <math:mo math:stretchy="false">(</math:mo>
                        <math:msup>
                          <math:mi>y</math:mi>
                          <math:mo math:stretchy="false">s</math:mo>
                        </math:msup>
                        <math:mo math:stretchy="false">)</math:mo>
                      </math:mrow>
                      <math:msup>
                        <math:mi math:fontstyle="italic">dx</math:mi>
                        <math:mo math:stretchy="false">s</math:mo>
                      </math:msup>
                    </math:mrow>
                  </math:mrow>
                  <math:msup>
                    <math:mi math:fontstyle="italic">dy</math:mi>
                    <math:mo math:stretchy="false">s</math:mo>
                  </math:msup>
                </math:mrow>
              </math:mrow>
            </math:mrow>
          </math:mrow>
        </math:mtd>
      </math:mtr>
    </math:mtable>
    <math:annotation math:encoding="StarMath 5.0">matrix {
left [ r^n_{l l'} right ]_{i i'} # {} = {} # L^{-1} int { int { T^{user}(x^{user} - y^{user} )  %phi^n_{i l}(x^{%sim}(x^{user})) %phi^n_{i' l'}(y^{%sim}(y^{user}))  dx^{user}  } dy^{user} } ## {} # {} = {} # alignl
 L int { int { T^{user}(L ( x^{%sim} - y^{%sim} ) )  %phi^n_{i l}(x^{%sim}) %phi^n_{i' l'}(y^{%sim}) dx^{%sim} } dy^{%sim} }
 }</math:annotation>
  </math:semantics>
</math:math>
</file>

<file path=Object 10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4/content.xml><?xml version="1.0" encoding="utf-8"?>
<!DOCTYPE math  PUBLIC '-//OpenOffice.org//DTD Modified W3C MathML 1.01//EN'  'math.dtd'>
<math:math xmlns:math="http://www.w3.org/1998/Math/MathML">
  <math:semantics>
    <math:mrow>
      <math:msup>
        <math:mi>T</math:mi>
        <math:mo math:stretchy="false">s</math:mo>
      </math:msup>
      <math:mrow>
        <math:mrow>
          <math:mo math:stretchy="false">(</math:mo>
          <math:msup>
            <math:mi>x</math:mi>
            <math:mo math:stretchy="false">s</math:mo>
          </math:msup>
          <math:mo math:stretchy="false">)</math:mo>
        </math:mrow>
        <math:mo math:stretchy="false">=</math:mo>
        <math:mi>L</math:mi>
      </math:mrow>
      <math:msup>
        <math:mi>T</math:mi>
        <math:mi math:fontstyle="italic">user</math:mi>
      </math:msup>
      <math:mrow>
        <math:mo math:stretchy="false">(</math:mo>
        <math:mrow>
          <math:mi>L</math:mi>
          <math:msup>
            <math:mi>x</math:mi>
            <math:mo math:stretchy="false">s</math:mo>
          </math:msup>
        </math:mrow>
        <math:mo math:stretchy="false">)</math:mo>
      </math:mrow>
    </math:mrow>
    <math:annotation math:encoding="StarMath 5.0">T^{%sim}(x^{%sim}) = L T^{user} ( L x^{%sim} )</math:annotation>
  </math:semantics>
</math:math>
</file>

<file path=Object 105/content.xml><?xml version="1.0" encoding="utf-8"?>
<!DOCTYPE math  PUBLIC '-//OpenOffice.org//DTD Modified W3C MathML 1.01//EN'  'math.dtd'>
<math:math xmlns:math="http://www.w3.org/1998/Math/MathML">
  <math:semantics>
    <math:mrow>
      <math:mi>R</math:mi>
      <math:mo math:stretchy="false">=</math:mo>
      <math:mfenced math:open="" math:close="">
        <math:mtable>
          <math:mtr>
            <math:mtd>
              <math:mi>T</math:mi>
            </math:mtd>
            <math:mtd>
              <math:mi>B</math:mi>
            </math:mtd>
          </math:mtr>
          <math:mtr>
            <math:mtd>
              <math:mi>C</math:mi>
            </math:mtd>
            <math:mtd>
              <math:mi>A</math:mi>
            </math:mtd>
          </math:mtr>
        </math:mtable>
      </math:mfenced>
    </math:mrow>
    <math:annotation math:encoding="StarMath 5.0">R = left ( matrix { T # B ## C # A }  right )</math:annotation>
  </math:semantics>
</math:math>
</file>

<file path=Object 106/content.xml><?xml version="1.0" encoding="utf-8"?>
<!DOCTYPE math  PUBLIC '-//OpenOffice.org//DTD Modified W3C MathML 1.01//EN'  'math.dtd'>
<math:math xmlns:math="http://www.w3.org/1998/Math/MathML">
  <math:semantics>
    <math:msqrt>
      <math:mrow>
        <math:msubsup>
          <math:mrow>
            <math:mo math:stretchy="false">∥</math:mo>
            <math:msub>
              <math:mi>R</math:mi>
              <math:mi>x</math:mi>
            </math:msub>
            <math:mo math:stretchy="false">∥</math:mo>
          </math:mrow>
          <math:mi>F</math:mi>
          <math:mn>2</math:mn>
        </math:msubsup>
        <math:msubsup>
          <math:mrow>
            <math:mo math:stretchy="false">∥</math:mo>
            <math:msub>
              <math:mi>R</math:mi>
              <math:mi>y</math:mi>
            </math:msub>
            <math:mo math:stretchy="false">∥</math:mo>
          </math:mrow>
          <math:mi>F</math:mi>
          <math:mn>2</math:mn>
        </math:msubsup>
        <math:mrow>
          <math:mo math:stretchy="false">⋯</math:mo>
          <math:mo math:stretchy="false">−</math:mo>
          <math:msubsup>
            <math:mrow>
              <math:mo math:stretchy="false">∥</math:mo>
              <math:msub>
                <math:mi>T</math:mi>
                <math:mi>x</math:mi>
              </math:msub>
              <math:mo math:stretchy="false">∥</math:mo>
            </math:mrow>
            <math:mi>F</math:mi>
            <math:mn>2</math:mn>
          </math:msubsup>
        </math:mrow>
        <math:msubsup>
          <math:mrow>
            <math:mo math:stretchy="false">∥</math:mo>
            <math:msub>
              <math:mi>T</math:mi>
              <math:mi>y</math:mi>
            </math:msub>
            <math:mo math:stretchy="false">∥</math:mo>
          </math:mrow>
          <math:mi>F</math:mi>
          <math:mn>2</math:mn>
        </math:msubsup>
        <math:mo math:stretchy="false">⋯</math:mo>
      </math:mrow>
    </math:msqrt>
    <math:annotation math:encoding="StarMath 5.0">sqrt { ldline R_x rdline_F^2 ldline R_y rdline_F^2 dotsaxis - ldline T_x rdline_F^2 ldline T_y rdline_F^2 dotsaxis }</math:annotation>
  </math:semantics>
</math:math>
</file>

<file path=Object 107/content.xml><?xml version="1.0" encoding="utf-8"?>
<!DOCTYPE math  PUBLIC '-//OpenOffice.org//DTD Modified W3C MathML 1.01//EN'  'math.dtd'>
<math:math xmlns:math="http://www.w3.org/1998/Math/MathML">
  <math:semantics>
    <math:msqrt>
      <math:mrow>
        <math:mfenced math:open="" math:close="">
          <math:mrow>
            <math:munderover>
              <math:mo math:stretchy="false">∏</math:mo>
              <math:mrow>
                <math:mi>i</math:mi>
                <math:mo math:stretchy="false">=</math:mo>
                <math:mn>1</math:mn>
              </math:mrow>
              <math:mi>d</math:mi>
            </math:munderover>
            <math:msubsup>
              <math:mrow>
                <math:mo math:stretchy="false">∥</math:mo>
                <math:msub>
                  <math:mi>R</math:mi>
                  <math:mi>i</math:mi>
                </math:msub>
                <math:mo math:stretchy="false">∥</math:mo>
              </math:mrow>
              <math:mi>F</math:mi>
              <math:mn>2</math:mn>
            </math:msubsup>
          </math:mrow>
        </math:mfenced>
        <math:mfenced math:open="" math:close="">
          <math:mrow>
            <math:munderover>
              <math:mo math:stretchy="false">∑</math:mo>
              <math:mrow>
                <math:mi>i</math:mi>
                <math:mo math:stretchy="false">=</math:mo>
                <math:mn>1</math:mn>
              </math:mrow>
              <math:mi>d</math:mi>
            </math:munderover>
            <math:mfrac>
              <math:msubsup>
                <math:mrow>
                  <math:mo math:stretchy="false">∥</math:mo>
                  <math:mrow>
                    <math:msub>
                      <math:mi>R</math:mi>
                      <math:mi>i</math:mi>
                    </math:msub>
                    <math:mo math:stretchy="false">−</math:mo>
                    <math:msub>
                      <math:mi>T</math:mi>
                      <math:mi>i</math:mi>
                    </math:msub>
                  </math:mrow>
                  <math:mo math:stretchy="false">∥</math:mo>
                </math:mrow>
                <math:mi>F</math:mi>
                <math:mn>2</math:mn>
              </math:msubsup>
              <math:msubsup>
                <math:mrow>
                  <math:mo math:stretchy="false">∥</math:mo>
                  <math:msub>
                    <math:mi>R</math:mi>
                    <math:mi>i</math:mi>
                  </math:msub>
                  <math:mo math:stretchy="false">∥</math:mo>
                </math:mrow>
                <math:mi>F</math:mi>
                <math:mn>2</math:mn>
              </math:msubsup>
            </math:mfrac>
          </math:mrow>
        </math:mfenced>
      </math:mrow>
    </math:msqrt>
    <math:annotation math:encoding="StarMath 5.0">sqrt { left ( prod from i=1 to d {ldline R_i rdline^2_F } right ) left ( sum from i=1 to d  {{ldline R_i - T_i rdline^2_F} over {ldline R_i rdline^2_F}} right ) }</math:annotation>
  </math:semantics>
</math:math>
</file>

<file path=Object 107/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108/content.xml><?xml version="1.0" encoding="utf-8"?>
<!DOCTYPE math  PUBLIC '-//OpenOffice.org//DTD Modified W3C MathML 1.01//EN'  'math.dtd'>
<math:math xmlns:math="http://www.w3.org/1998/Math/MathML">
  <math:semantics>
    <math:mrow>
      <math:msub>
        <math:mi>G</math:mi>
        <math:mn>0</math:mn>
      </math:msub>
      <math:mrow>
        <math:mrow>
          <math:mo math:stretchy="false">(</math:mo>
          <math:mrow>
            <math:mi>x</math:mi>
            <math:mi>,</math:mi>
            <math:mi>t</math:mi>
          </math:mrow>
          <math:mo math:stretchy="false">)</math:mo>
        </math:mrow>
        <math:mo math:stretchy="false">=</math:mo>
        <math:mfrac>
          <math:mn>1</math:mn>
          <math:msqrt>
            <math:mrow>
              <math:mn>2</math:mn>
              <math:mo math:stretchy="false">π</math:mo>
              <math:mi>i</math:mi>
              <math:mi>t</math:mi>
            </math:mrow>
          </math:msqrt>
        </math:mfrac>
      </math:mrow>
      <math:msup>
        <math:mi>e</math:mi>
        <math:mrow>
          <math:mo math:stretchy="false">−</math:mo>
          <math:mfrac>
            <math:msup>
              <math:mi>x</math:mi>
              <math:mn>2</math:mn>
            </math:msup>
            <math:mrow>
              <math:mn>2</math:mn>
              <math:mi>i</math:mi>
              <math:mi>t</math:mi>
            </math:mrow>
          </math:mfrac>
        </math:mrow>
      </math:msup>
    </math:mrow>
    <math:annotation math:encoding="StarMath 5.0">G_0 (x,t) = { 1 over {sqrt {2 %pi  i t} }} e^{-{x^2 over {2 i t}}}</math:annotation>
  </math:semantics>
</math:math>
</file>

<file path=Object 10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10/content.xml><?xml version="1.0" encoding="utf-8"?>
<!DOCTYPE math  PUBLIC '-//OpenOffice.org//DTD Modified W3C MathML 1.01//EN'  'math.dtd'>
<math:math xmlns:math="http://www.w3.org/1998/Math/MathML">
  <math:semantics>
    <math:msub>
      <math:mi>G</math:mi>
      <math:mn>0</math:mn>
    </math:msub>
    <math:annotation math:encoding="StarMath 5.0">G_0</math:annotation>
  </math:semantics>
</math:math>
</file>

<file path=Object 111/content.xml><?xml version="1.0" encoding="utf-8"?>
<!DOCTYPE math  PUBLIC '-//OpenOffice.org//DTD Modified W3C MathML 1.01//EN'  'math.dtd'>
<math:math xmlns:math="http://www.w3.org/1998/Math/MathML">
  <math:semantics>
    <math:mrow>
      <math:msub>
        <math:mover math:accent="true">
          <math:mi>G</math:mi>
          <math:mo math:stretchy="false">ˆ</math:mo>
        </math:mover>
        <math:mn>0</math:mn>
      </math:msub>
      <math:mrow>
        <math:mrow>
          <math:mo math:stretchy="false">(</math:mo>
          <math:mrow>
            <math:mi>k</math:mi>
            <math:mi>,</math:mi>
            <math:mi>t</math:mi>
          </math:mrow>
          <math:mo math:stretchy="false">)</math:mo>
        </math:mrow>
        <math:mo math:stretchy="false">=</math:mo>
        <math:msup>
          <math:mi>e</math:mi>
          <math:mrow>
            <math:mrow>
              <math:mo math:stretchy="false">−</math:mo>
              <math:mi>i</math:mi>
            </math:mrow>
            <math:mfrac>
              <math:mrow>
                <math:msup>
                  <math:mi>k</math:mi>
                  <math:mn>2</math:mn>
                </math:msup>
                <math:mi>t</math:mi>
              </math:mrow>
              <math:mn>2</math:mn>
            </math:mfrac>
          </math:mrow>
        </math:msup>
      </math:mrow>
    </math:mrow>
    <math:annotation math:encoding="StarMath 5.0">{hat G}_0(k,t) = e^{- i {k^2 t} over 2 }</math:annotation>
  </math:semantics>
</math:math>
</file>

<file path=Object 112/content.xml><?xml version="1.0" encoding="utf-8"?>
<!DOCTYPE math  PUBLIC '-//OpenOffice.org//DTD Modified W3C MathML 1.01//EN'  'math.dtd'>
<math:math xmlns:math="http://www.w3.org/1998/Math/MathML">
  <math:semantics>
    <math:mrow>
      <math:mi>F</math:mi>
      <math:mrow>
        <math:mo math:stretchy="false">(</math:mo>
        <math:mrow>
          <math:mi>k</math:mi>
          <math:mo math:stretchy="false">/</math:mo>
          <math:mi>c</math:mi>
        </math:mrow>
        <math:mo math:stretchy="false">)</math:mo>
      </math:mrow>
    </math:mrow>
    <math:annotation math:encoding="StarMath 5.0">F(k/c)</math:annotation>
  </math:semantics>
</math:math>
</file>

<file path=Object 113/content.xml><?xml version="1.0" encoding="utf-8"?>
<!DOCTYPE math  PUBLIC '-//OpenOffice.org//DTD Modified W3C MathML 1.01//EN'  'math.dtd'>
<math:math xmlns:math="http://www.w3.org/1998/Math/MathML">
  <math:semantics>
    <math:mrow>
      <math:mi>k</math:mi>
      <math:mo math:stretchy="false">=</math:mo>
      <math:mi>c</math:mi>
    </math:mrow>
    <math:annotation math:encoding="StarMath 5.0">k=c</math:annotation>
  </math:semantics>
</math:math>
</file>

<file path=Object 114/content.xml><?xml version="1.0" encoding="utf-8"?>
<!DOCTYPE math  PUBLIC '-//OpenOffice.org//DTD Modified W3C MathML 1.01//EN'  'math.dtd'>
<math:math xmlns:math="http://www.w3.org/1998/Math/MathML">
  <math:semantics>
    <math:mrow>
      <math:mi>F</math:mi>
      <math:mrow>
        <math:mrow>
          <math:mo math:stretchy="false">(</math:mo>
          <math:mi>k</math:mi>
          <math:mo math:stretchy="false">)</math:mo>
        </math:mrow>
        <math:mo math:stretchy="false">=</math:mo>
        <math:msup>
          <math:mfenced math:open="" math:close="">
            <math:mrow>
              <math:mn>1</math:mn>
              <math:mo math:stretchy="false">+</math:mo>
              <math:msup>
                <math:mi>k</math:mi>
                <math:mn>30</math:mn>
              </math:msup>
            </math:mrow>
          </math:mfenced>
          <math:mrow>
            <math:mo math:stretchy="false">−</math:mo>
            <math:mn>1</math:mn>
          </math:mrow>
        </math:msup>
      </math:mrow>
    </math:mrow>
    <math:annotation math:encoding="StarMath 5.0">F(k) = left ( 1 + k^30 right )^-1</math:annotation>
  </math:semantics>
</math:math>
</file>

<file path=Object 115/content.xml><?xml version="1.0" encoding="utf-8"?>
<!DOCTYPE math  PUBLIC '-//OpenOffice.org//DTD Modified W3C MathML 1.01//EN'  'math.dtd'>
<math:math xmlns:math="http://www.w3.org/1998/Math/MathML">
  <math:semantics>
    <math:msub>
      <math:mi>c</math:mi>
      <math:mi math:fontstyle="italic">target</math:mi>
    </math:msub>
    <math:annotation math:encoding="StarMath 5.0">c_{target}</math:annotation>
  </math:semantics>
</math:math>
</file>

<file path=Object 11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1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18/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lt;&lt;1</math:annotation>
  </math:semantics>
</math:math>
</file>

<file path=Object 119/content.xml><?xml version="1.0" encoding="utf-8"?>
<!DOCTYPE math  PUBLIC '-//OpenOffice.org//DTD Modified W3C MathML 1.01//EN'  'math.dtd'>
<math:math xmlns:math="http://www.w3.org/1998/Math/MathML">
  <math:semantics>
    <math:mrow>
      <math:mo math:stretchy="false">−</math:mo>
      <math:msup>
        <math:mi>k</math:mi>
        <math:mn>30</math:mn>
      </math:msup>
    </math:mrow>
    <math:annotation math:encoding="StarMath 5.0">-k^30</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20/content.xml><?xml version="1.0" encoding="utf-8"?>
<!DOCTYPE math  PUBLIC '-//OpenOffice.org//DTD Modified W3C MathML 1.01//EN'  'math.dtd'>
<math:math xmlns:math="http://www.w3.org/1998/Math/MathML">
  <math:semantics>
    <math:mrow>
      <math:mi>N</math:mi>
      <math:mrow>
        <math:msup>
          <math:mrow>
            <math:mo math:stretchy="false">(</math:mo>
            <math:mrow>
              <math:msub>
                <math:mi>c</math:mi>
                <math:mi math:fontstyle="italic">target</math:mi>
              </math:msub>
              <math:mo math:stretchy="false">/</math:mo>
              <math:mi>c</math:mi>
            </math:mrow>
            <math:mo math:stretchy="false">)</math:mo>
          </math:mrow>
          <math:mn>30</math:mn>
        </math:msup>
        <math:mo math:stretchy="false">≤</math:mo>
        <math:mo math:stretchy="false">ε</math:mo>
      </math:mrow>
    </math:mrow>
    <math:annotation math:encoding="StarMath 5.0">N (c_{target} / c)^30 &lt;= %epsilon</math:annotation>
  </math:semantics>
</math:math>
</file>

<file path=Object 121/content.xml><?xml version="1.0" encoding="utf-8"?>
<!DOCTYPE math  PUBLIC '-//OpenOffice.org//DTD Modified W3C MathML 1.01//EN'  'math.dtd'>
<math:math xmlns:math="http://www.w3.org/1998/Math/MathML">
  <math:semantics>
    <math:mrow>
      <math:mrow>
        <math:mi>c</math:mi>
        <math:mo math:stretchy="false">≥</math:mo>
        <math:msub>
          <math:mi>c</math:mi>
          <math:mi math:fontstyle="italic">target</math:mi>
        </math:msub>
      </math:mrow>
      <math:msup>
        <math:mrow>
          <math:mo math:stretchy="false">(</math:mo>
          <math:mrow>
            <math:mi>N</math:mi>
            <math:mo math:stretchy="false">/</math:mo>
            <math:mo math:stretchy="false">ε</math:mo>
          </math:mrow>
          <math:mo math:stretchy="false">)</math:mo>
        </math:mrow>
        <math:mrow>
          <math:mn>1</math:mn>
          <math:mo math:stretchy="false">/</math:mo>
          <math:mn>30</math:mn>
        </math:mrow>
      </math:msup>
    </math:mrow>
    <math:annotation math:encoding="StarMath 5.0">c &gt;= c_target (N / %epsilon)^{1/30}</math:annotation>
  </math:semantics>
</math:math>
</file>

<file path=Object 122/content.xml><?xml version="1.0" encoding="utf-8"?>
<!DOCTYPE math  PUBLIC '-//OpenOffice.org//DTD Modified W3C MathML 1.01//EN'  'math.dtd'>
<math:math xmlns:math="http://www.w3.org/1998/Math/MathML">
  <math:semantics>
    <math:mrow>
      <math:mrow>
        <math:mi>c</math:mi>
        <math:mo math:stretchy="false">≥</math:mo>
        <math:mn>1.85</math:mn>
      </math:mrow>
      <math:msub>
        <math:mi>c</math:mi>
        <math:mi math:fontstyle="italic">target</math:mi>
      </math:msub>
    </math:mrow>
    <math:annotation math:encoding="StarMath 5.0">c &gt;= 1.85 c_target</math:annotation>
  </math:semantics>
</math:math>
</file>

<file path=Object 124/content.xml><?xml version="1.0" encoding="utf-8"?>
<!DOCTYPE math  PUBLIC '-//OpenOffice.org//DTD Modified W3C MathML 1.01//EN'  'math.dtd'>
<math:math xmlns:math="http://www.w3.org/1998/Math/MathML">
  <math:semantics>
    <math:mrow>
      <math:mo math:stretchy="false">[</math:mo>
      <math:mrow>
        <math:mrow>
          <math:mo math:stretchy="false">−</math:mo>
          <math:msub>
            <math:mi>c</math:mi>
            <math:mi math:fontstyle="italic">top</math:mi>
          </math:msub>
        </math:mrow>
        <math:mi>,</math:mi>
        <math:msub>
          <math:mi>c</math:mi>
          <math:mi math:fontstyle="italic">top</math:mi>
        </math:msub>
      </math:mrow>
      <math:mo math:stretchy="false">]</math:mo>
    </math:mrow>
    <math:annotation math:encoding="StarMath 5.0">[-c_{top}, c_{top}]</math:annotation>
  </math:semantics>
</math:math>
</file>

<file path=Object 125/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gt;&gt;1</math:annotation>
  </math:semantics>
</math:math>
</file>

<file path=Object 126/content.xml><?xml version="1.0" encoding="utf-8"?>
<!DOCTYPE math  PUBLIC '-//OpenOffice.org//DTD Modified W3C MathML 1.01//EN'  'math.dtd'>
<math:math xmlns:math="http://www.w3.org/1998/Math/MathML">
  <math:semantics>
    <math:msup>
      <math:mi>k</math:mi>
      <math:mrow>
        <math:mo math:stretchy="false">−</math:mo>
        <math:mn>30</math:mn>
      </math:mrow>
    </math:msup>
    <math:annotation math:encoding="StarMath 5.0">k^{-30}</math:annotation>
  </math:semantics>
</math:math>
</file>

<file path=Object 127/content.xml><?xml version="1.0" encoding="utf-8"?>
<!DOCTYPE math  PUBLIC '-//OpenOffice.org//DTD Modified W3C MathML 1.01//EN'  'math.dtd'>
<math:math xmlns:math="http://www.w3.org/1998/Math/MathML">
  <math:semantics>
    <math:mrow>
      <math:mi>F</math:mi>
      <math:mrow>
        <math:mo math:stretchy="false">(</math:mo>
        <math:mi>k</math:mi>
        <math:mo math:stretchy="false">)</math:mo>
      </math:mrow>
    </math:mrow>
    <math:annotation math:encoding="StarMath 5.0">F(k)</math:annotation>
  </math:semantics>
</math:math>
</file>

<file path=Object 12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29/content.xml><?xml version="1.0" encoding="utf-8"?>
<!DOCTYPE math  PUBLIC '-//OpenOffice.org//DTD Modified W3C MathML 1.01//EN'  'math.dtd'>
<math:math xmlns:math="http://www.w3.org/1998/Math/MathML">
  <math:semantics>
    <math:mrow>
      <math:msub>
        <math:mi>c</math:mi>
        <math:mi math:fontstyle="italic">top</math:mi>
      </math:msub>
      <math:mo math:stretchy="false">=</math:mo>
      <math:mrow>
        <math:mn>2.15</math:mn>
        <math:mo math:stretchy="false">∗</math:mo>
        <math:mi>c</math:mi>
      </math:mrow>
    </math:mrow>
    <math:annotation math:encoding="StarMath 5.0">c_top = 2.15*c</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30/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31/content.xml><?xml version="1.0" encoding="utf-8"?>
<!DOCTYPE math  PUBLIC '-//OpenOffice.org//DTD Modified W3C MathML 1.01//EN'  'math.dtd'>
<math:math xmlns:math="http://www.w3.org/1998/Math/MathML">
  <math:semantics>
    <math:mrow>
      <math:mrow>
        <math:mo math:stretchy="false">λ</math:mo>
        <math:mo math:stretchy="false">=</math:mo>
        <math:mn>2</math:mn>
      </math:mrow>
      <math:mrow>
        <math:mo math:stretchy="false">π</math:mo>
        <math:mo math:stretchy="false">/</math:mo>
        <math:mi>k</math:mi>
      </math:mrow>
    </math:mrow>
    <math:annotation math:encoding="StarMath 5.0">%lambda = 2%pi/k</math:annotation>
  </math:semantics>
</math:math>
</file>

<file path=Object 132/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33/content.xml><?xml version="1.0" encoding="utf-8"?>
<!DOCTYPE math  PUBLIC '-//OpenOffice.org//DTD Modified W3C MathML 1.01//EN'  'math.dtd'>
<math:math xmlns:math="http://www.w3.org/1998/Math/MathML">
  <math:semantics>
    <math:mrow>
      <math:mi>h</math:mi>
      <math:mo math:stretchy="false">=</math:mo>
      <math:mrow>
        <math:mo math:stretchy="false">π</math:mo>
        <math:mo math:stretchy="false">/</math:mo>
        <math:mi>c</math:mi>
      </math:mrow>
    </math:mrow>
    <math:annotation math:encoding="StarMath 5.0">h=%pi/c</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under>
          <math:mo math:stretchy="false">∑</math:mo>
          <math:mrow>
            <math:mi>i</math:mi>
            <math:mi>l</math:mi>
          </math:mrow>
        </math:munder>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from {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86/content.xml><?xml version="1.0" encoding="utf-8"?>
<!DOCTYPE math  PUBLIC '-//OpenOffice.org//DTD Modified W3C MathML 1.01//EN'  'math.dtd'>
<math:math xmlns:math="http://www.w3.org/1998/Math/MathML">
  <math:semantics>
    <math:msup>
      <math:mi>T</math:mi>
      <math:mo math:stretchy="false">s</math:mo>
    </math:msup>
    <math:annotation math:encoding="StarMath 5.0">T^{%sim}</math:annotation>
  </math:semantics>
</math:math>
</file>

<file path=Object 87/content.xml><?xml version="1.0" encoding="utf-8"?>
<!DOCTYPE math  PUBLIC '-//OpenOffice.org//DTD Modified W3C MathML 1.01//EN'  'math.dtd'>
<math:math xmlns:math="http://www.w3.org/1998/Math/MathML">
  <math:semantics>
    <math:mrow>
      <math:msup>
        <math:mi>T</math:mi>
        <math:mrow>
          <math:mi>n</math:mi>
          <math:mo math:stretchy="false">+</math:mo>
          <math:mn>1</math:mn>
        </math:mrow>
      </math:msup>
      <math:mo math:stretchy="false">−</math:mo>
      <math:msup>
        <math:mi>T</math:mi>
        <math:mi>n</math:mi>
      </math:msup>
    </math:mrow>
    <math:annotation math:encoding="StarMath 5.0">T^{n+1} - T^n</math:annotation>
  </math:semantics>
</math:math>
</file>

<file path=Object 8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89/content.xml><?xml version="1.0" encoding="utf-8"?>
<!DOCTYPE math  PUBLIC '-//OpenOffice.org//DTD Modified W3C MathML 1.01//EN'  'math.dtd'>
<math:math xmlns:math="http://www.w3.org/1998/Math/MathML">
  <math:semantics>
    <math:msup>
      <math:mi>T</math:mi>
      <math:mrow>
        <math:mi>n</math:mi>
        <math:mo math:stretchy="false">+</math:mo>
        <math:mn>1</math:mn>
      </math:mrow>
    </math:msup>
    <math:annotation math:encoding="StarMath 5.0">T^{n+1}</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0/content.xml><?xml version="1.0" encoding="utf-8"?>
<!DOCTYPE math  PUBLIC '-//OpenOffice.org//DTD Modified W3C MathML 1.01//EN'  'math.dtd'>
<math:math xmlns:math="http://www.w3.org/1998/Math/MathML">
  <math:semantics>
    <math:msup>
      <math:mi>T</math:mi>
      <math:mi>n</math:mi>
    </math:msup>
    <math:annotation math:encoding="StarMath 5.0">T^{n}</math:annotation>
  </math:semantics>
</math:math>
</file>

<file path=Object 91/content.xml><?xml version="1.0" encoding="utf-8"?>
<!DOCTYPE math  PUBLIC '-//OpenOffice.org//DTD Modified W3C MathML 1.01//EN'  'math.dtd'>
<math:math xmlns:math="http://www.w3.org/1998/Math/MathML">
  <math:semantics>
    <math:mrow>
      <math:msup>
        <math:mi>T</math:mi>
        <math:mi>n</math:mi>
      </math:msup>
      <math:mo math:stretchy="false">−</math:mo>
      <math:msup>
        <math:mi>T</math:mi>
        <math:mrow>
          <math:mi>n</math:mi>
          <math:mo math:stretchy="false">−</math:mo>
          <math:mn>1</math:mn>
        </math:mrow>
      </math:msup>
    </math:mrow>
    <math:annotation math:encoding="StarMath 5.0">T^n - T^{n-1}</math:annotation>
  </math:semantics>
</math:math>
</file>

<file path=Object 92/content.xml><?xml version="1.0" encoding="utf-8"?>
<!DOCTYPE math  PUBLIC '-//OpenOffice.org//DTD Modified W3C MathML 1.01//EN'  'math.dtd'>
<math:math xmlns:math="http://www.w3.org/1998/Math/MathML">
  <math:semantics>
    <math:mrow>
      <math:msup>
        <math:mi>c</math:mi>
        <math:mi math:fontstyle="italic">user</math:mi>
      </math:msup>
      <math:mi>exp</math:mi>
      <math:mrow>
        <math:mo math:stretchy="false">(</math:mo>
        <math:mrow>
          <math:mrow>
            <math:mo math:stretchy="false">−</math:mo>
            <math:msup>
              <math:mo math:stretchy="false">α</math:mo>
              <math:mi math:fontstyle="italic">user</math:mi>
            </math:msup>
          </math:mrow>
          <math:msup>
            <math:mrow>
              <math:mo math:stretchy="false">(</math:mo>
              <math:msup>
                <math:mi>x</math:mi>
                <math:mi math:fontstyle="italic">user</math:mi>
              </math:msup>
              <math:mo math:stretchy="false">)</math:mo>
            </math:mrow>
            <math:mn>2</math:mn>
          </math:msup>
        </math:mrow>
        <math:mo math:stretchy="false">)</math:mo>
      </math:mrow>
    </math:mrow>
    <math:annotation math:encoding="StarMath 5.0">c^{user} exp ( -%alpha^{user} (x^{user})^2 )</math:annotation>
  </math:semantics>
</math:math>
</file>

<file path=Object 93/content.xml><?xml version="1.0" encoding="utf-8"?>
<!DOCTYPE math  PUBLIC '-//OpenOffice.org//DTD Modified W3C MathML 1.01//EN'  'math.dtd'>
<math:math xmlns:math="http://www.w3.org/1998/Math/MathML">
  <math:semantics>
    <math:mrow>
      <math:mrow>
        <math:msup>
          <math:mi>c</math:mi>
          <math:mo math:stretchy="false">s</math:mo>
        </math:msup>
        <math:mo math:stretchy="false">=</math:mo>
        <math:mi>L</math:mi>
      </math:mrow>
      <math:msup>
        <math:mi>c</math:mi>
        <math:mi math:fontstyle="italic">user</math:mi>
      </math:msup>
    </math:mrow>
    <math:annotation math:encoding="StarMath 5.0">c^{%sim} = L c^{user}</math:annotation>
  </math:semantics>
</math:math>
</file>

<file path=Object 94/content.xml><?xml version="1.0" encoding="utf-8"?>
<!DOCTYPE math  PUBLIC '-//OpenOffice.org//DTD Modified W3C MathML 1.01//EN'  'math.dtd'>
<math:math xmlns:math="http://www.w3.org/1998/Math/MathML">
  <math:semantics>
    <math:mrow>
      <math:mrow>
        <math:msup>
          <math:mo math:stretchy="false">α</math:mo>
          <math:mo math:stretchy="false">s</math:mo>
        </math:msup>
        <math:mo math:stretchy="false">=</math:mo>
        <math:msup>
          <math:mi>L</math:mi>
          <math:mn>2</math:mn>
        </math:msup>
      </math:mrow>
      <math:msup>
        <math:mo math:stretchy="false">α</math:mo>
        <math:mi math:fontstyle="italic">user</math:mi>
      </math:msup>
    </math:mrow>
    <math:annotation math:encoding="StarMath 5.0">%alpha^{%sim} = L^2 %alpha^{user}</math:annotation>
  </math:semantics>
</math:math>
</file>

<file path=Object 95/content.xml><?xml version="1.0" encoding="utf-8"?>
<!DOCTYPE math  PUBLIC '-//OpenOffice.org//DTD Modified W3C MathML 1.01//EN'  'math.dtd'>
<math:math xmlns:math="http://www.w3.org/1998/Math/MathML">
  <math:semantics>
    <math:mrow>
      <math:msub>
        <math:mi>R</math:mi>
        <math:mi>x</math:mi>
      </math:msub>
      <math:msub>
        <math:mi>R</math:mi>
        <math:mi>y</math:mi>
      </math:msub>
      <math:mrow>
        <math:mo math:stretchy="false">⋯</math:mo>
        <math:mo math:stretchy="false">−</math:mo>
        <math:msub>
          <math:mi>T</math:mi>
          <math:mi>x</math:mi>
        </math:msub>
      </math:mrow>
      <math:msub>
        <math:mi>T</math:mi>
        <math:mi>y</math:mi>
      </math:msub>
      <math:mo math:stretchy="false">⋯</math:mo>
    </math:mrow>
    <math:annotation math:encoding="StarMath 5.0">R_x R_y dotsaxis - T_x T_y dotsaxis</math:annotation>
  </math:semantics>
</math:math>
</file>

<file path=Object 96/content.xml><?xml version="1.0" encoding="utf-8"?>
<!DOCTYPE math  PUBLIC '-//OpenOffice.org//DTD Modified W3C MathML 1.01//EN'  'math.dtd'>
<math:math xmlns:math="http://www.w3.org/1998/Math/MathML">
  <math:semantics>
    <math:mrow>
      <math:mi>K</math:mi>
      <math:mrow>
        <math:mo math:stretchy="false">(</math:mo>
        <math:mi>x</math:mi>
        <math:mo math:stretchy="false">)</math:mo>
      </math:mrow>
    </math:mrow>
    <math:annotation math:encoding="StarMath 5.0">K(x)</math:annotation>
  </math:semantics>
</math:math>
</file>

<file path=Object 97/content.xml><?xml version="1.0" encoding="utf-8"?>
<!DOCTYPE math  PUBLIC '-//OpenOffice.org//DTD Modified W3C MathML 1.01//EN'  'math.dtd'>
<math:math xmlns:math="http://www.w3.org/1998/Math/MathML">
  <math:semantics>
    <math:mrow>
      <math:mrow>
        <math:mrow>
          <math:msubsup>
            <math:mi>x</math:mi>
            <math:mi math:fontstyle="italic">lo</math:mi>
            <math:mi math:fontstyle="italic">user</math:mi>
          </math:msubsup>
          <math:mo math:stretchy="false">≤</math:mo>
          <math:mrow>
            <math:mo math:stretchy="false">∣</math:mo>
            <math:msup>
              <math:mi>x</math:mi>
              <math:mi math:fontstyle="italic">user</math:mi>
            </math:msup>
            <math:mo math:stretchy="false">∣</math:mo>
          </math:mrow>
        </math:mrow>
        <math:mo math:stretchy="false">≤</math:mo>
        <math:mi>L</math:mi>
      </math:mrow>
      <math:msqrt>
        <math:mrow>
          <math:mo math:stretchy="false">(</math:mo>
          <math:mi>d</math:mi>
          <math:mo math:stretchy="false">)</math:mo>
        </math:mrow>
      </math:msqrt>
    </math:mrow>
    <math:annotation math:encoding="StarMath 5.0">x^{user}_{lo} &lt;= lline x^{user} rline &lt;= L sqrt(d)</math:annotation>
  </math:semantics>
</math:math>
</file>

<file path=Object 98/content.xml><?xml version="1.0" encoding="utf-8"?>
<!DOCTYPE math  PUBLIC '-//OpenOffice.org//DTD Modified W3C MathML 1.01//EN'  'math.dtd'>
<math:math xmlns:math="http://www.w3.org/1998/Math/MathML">
  <math:semantics>
    <math:msup>
      <math:mo math:stretchy="false">ε</math:mo>
      <math:mi math:fontstyle="italic">user</math:mi>
    </math:msup>
    <math:annotation math:encoding="StarMath 5.0">%epsilon^{user}</math:annotation>
  </math:semantics>
</math:math>
</file>

<file path=Object 99/content.xml><?xml version="1.0" encoding="utf-8"?>
<!DOCTYPE math  PUBLIC '-//OpenOffice.org//DTD Modified W3C MathML 1.01//EN'  'math.dtd'>
<math:math xmlns:math="http://www.w3.org/1998/Math/MathML">
  <math:semantics>
    <math:mrow>
      <math:mi>K</math:mi>
      <math:mrow>
        <math:mrow>
          <math:mo math:stretchy="false">(</math:mo>
          <math:msup>
            <math:mi>x</math:mi>
            <math:mi math:fontstyle="italic">user</math:mi>
          </math:msup>
          <math:mo math:stretchy="false">)</math:mo>
        </math:mrow>
        <math:mo math:stretchy="false">=</math:mo>
        <math:mrow>
          <math:mrow>
            <math:munderover>
              <math:mo math:stretchy="false">∑</math:mo>
              <math:mrow>
                <math:mo math:stretchy="false">μ</math:mo>
                <math:mo math:stretchy="false">=</math:mo>
                <math:mn>1</math:mn>
              </math:mrow>
              <math:mi>M</math:mi>
            </math:munderover>
            <math:mrow>
              <math:munderover>
                <math:mo math:stretchy="false">∏</math:mo>
                <math:mrow>
                  <math:mi>i</math:mi>
                  <math:mo math:stretchy="false">=</math:mo>
                  <math:mn>1</math:mn>
                </math:mrow>
                <math:mi>d</math:mi>
              </math:munderover>
              <math:mrow>
                <math:msubsup>
                  <math:mi>T</math:mi>
                  <math:mi>i</math:mi>
                  <math:mrow>
                    <math:mo math:stretchy="false">(</math:mo>
                    <math:mo math:stretchy="false">μ</math:mo>
                    <math:mo math:stretchy="false">)</math:mo>
                  </math:mrow>
                </math:msubsup>
                <math:mrow>
                  <math:mo math:stretchy="false">(</math:mo>
                  <math:msubsup>
                    <math:mi>x</math:mi>
                    <math:mi>i</math:mi>
                    <math:mi math:fontstyle="italic">user</math:mi>
                  </math:msubsup>
                  <math:mo math:stretchy="false">)</math:mo>
                </math:mrow>
              </math:mrow>
            </math:mrow>
          </math:mrow>
          <math:mo math:stretchy="false">+</math:mo>
          <math:mi>O</math:mi>
        </math:mrow>
      </math:mrow>
      <math:mrow>
        <math:mo math:stretchy="false">(</math:mo>
        <math:msup>
          <math:mo math:stretchy="false">ε</math:mo>
          <math:mi math:fontstyle="italic">user</math:mi>
        </math:msup>
        <math:mo math:stretchy="false">)</math:mo>
      </math:mrow>
    </math:mrow>
    <math:annotation math:encoding="StarMath 5.0">K(x^{user}) = sum from {%mu=1} to M {prod from {i=1} to d {T^{(%mu)}_i(x_i^{user})} } + O(%epsilon^{user})</math:annotation>
  </math:semantics>
</math:math>
</file>

<file path=Object 99/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